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040ca" officeooo:paragraph-rsid="000040ca"/>
    </style:style>
    <style:style style:name="P2" style:family="paragraph" style:parent-style-name="Standard">
      <style:text-properties fo:font-size="24pt" officeooo:rsid="000040ca" officeooo:paragraph-rsid="000040ca" style:font-size-asian="24pt" style:font-size-complex="24pt"/>
    </style:style>
    <style:style style:name="P3" style:family="paragraph" style:parent-style-name="Standard">
      <style:text-properties fo:font-size="24pt" officeooo:rsid="011a81b7" officeooo:paragraph-rsid="011a81b7" style:font-size-asian="24pt" style:font-size-complex="24pt"/>
    </style:style>
    <style:style style:name="P4" style:family="paragraph" style:parent-style-name="Standard">
      <style:text-properties officeooo:rsid="0009b01d" officeooo:paragraph-rsid="0009b01d"/>
    </style:style>
    <style:style style:name="P5" style:family="paragraph" style:parent-style-name="Text_20_body">
      <style:text-properties fo:color="#3465a4" loext:opacity="100%" fo:font-style="italic" officeooo:rsid="0001f9fe" officeooo:paragraph-rsid="0001f9fe" style:font-style-asian="italic" style:font-style-complex="italic"/>
    </style:style>
    <style:style style:name="P6" style:family="paragraph" style:parent-style-name="Text_20_body">
      <style:text-properties fo:color="#3465a4" loext:opacity="100%" fo:font-style="italic" officeooo:rsid="001135af" officeooo:paragraph-rsid="001135af" style:font-style-asian="italic" style:font-style-complex="italic"/>
    </style:style>
    <style:style style:name="P7" style:family="paragraph" style:parent-style-name="Text_20_body">
      <style:text-properties fo:color="#3465a4" loext:opacity="100%" fo:font-style="italic" officeooo:rsid="001135af" officeooo:paragraph-rsid="0013a61a" style:font-style-asian="italic" style:font-style-complex="italic"/>
    </style:style>
    <style:style style:name="P8" style:family="paragraph" style:parent-style-name="Text_20_body">
      <style:text-properties fo:color="#3465a4" loext:opacity="100%" fo:font-style="italic" officeooo:rsid="0018debb" officeooo:paragraph-rsid="0018debb" style:font-style-asian="italic" style:font-style-complex="italic"/>
    </style:style>
    <style:style style:name="P9" style:family="paragraph" style:parent-style-name="Text_20_body">
      <style:text-properties fo:color="#3465a4" loext:opacity="100%" fo:font-style="italic" officeooo:rsid="001aca6f" officeooo:paragraph-rsid="001aca6f" style:font-style-asian="italic" style:font-style-complex="italic"/>
    </style:style>
    <style:style style:name="P10" style:family="paragraph" style:parent-style-name="Text_20_body">
      <style:text-properties fo:color="#3465a4" loext:opacity="100%" fo:font-style="italic" officeooo:rsid="001df446" officeooo:paragraph-rsid="0026513b" style:font-style-asian="italic" style:font-style-complex="italic"/>
    </style:style>
    <style:style style:name="P11" style:family="paragraph" style:parent-style-name="Text_20_body">
      <style:text-properties fo:color="#3465a4" loext:opacity="100%" fo:font-style="italic" officeooo:rsid="001df446" officeooo:paragraph-rsid="01144a78" style:font-style-asian="italic" style:font-style-complex="italic"/>
    </style:style>
    <style:style style:name="P12" style:family="paragraph" style:parent-style-name="Text_20_body">
      <style:text-properties fo:color="#3465a4" loext:opacity="100%" fo:font-style="italic" officeooo:rsid="0040f60b" officeooo:paragraph-rsid="0040f60b" style:font-style-asian="italic" style:font-style-complex="italic"/>
    </style:style>
    <style:style style:name="P13" style:family="paragraph" style:parent-style-name="Text_20_body">
      <style:text-properties fo:color="#3465a4" loext:opacity="100%" fo:font-style="italic" officeooo:rsid="0040f60b" officeooo:paragraph-rsid="01383acb" style:font-style-asian="italic" style:font-style-complex="italic"/>
    </style:style>
    <style:style style:name="P14" style:family="paragraph" style:parent-style-name="Text_20_body">
      <style:text-properties fo:color="#3465a4" loext:opacity="100%" fo:font-style="italic" officeooo:rsid="004d2e47" officeooo:paragraph-rsid="004d2e47" style:font-style-asian="italic" style:font-style-complex="italic"/>
    </style:style>
    <style:style style:name="P15" style:family="paragraph" style:parent-style-name="Text_20_body">
      <style:text-properties fo:color="#3465a4" loext:opacity="100%" fo:font-style="italic" officeooo:rsid="00916cdc" officeooo:paragraph-rsid="00916cdc" style:font-style-asian="italic" style:font-style-complex="italic"/>
    </style:style>
    <style:style style:name="P16" style:family="paragraph" style:parent-style-name="Text_20_body">
      <style:text-properties fo:color="#3465a4" loext:opacity="100%" fo:font-style="italic" officeooo:rsid="000648fd" officeooo:paragraph-rsid="000648fd" style:font-style-asian="italic" style:font-style-complex="italic"/>
    </style:style>
    <style:style style:name="P17" style:family="paragraph" style:parent-style-name="Text_20_body">
      <style:text-properties fo:color="#3465a4" loext:opacity="100%" fo:font-style="italic" officeooo:paragraph-rsid="0090a755" style:font-style-asian="italic" style:font-style-complex="italic"/>
    </style:style>
    <style:style style:name="P18" style:family="paragraph" style:parent-style-name="Text_20_body">
      <style:text-properties fo:color="#3465a4" loext:opacity="100%" fo:font-style="italic" officeooo:rsid="01596b39" officeooo:paragraph-rsid="01596b39" style:font-style-asian="italic" style:font-style-complex="italic"/>
    </style:style>
    <style:style style:name="P19" style:family="paragraph" style:parent-style-name="Text_20_body">
      <style:text-properties fo:color="#3465a4" loext:opacity="100%" fo:font-style="italic" officeooo:rsid="003483c1" officeooo:paragraph-rsid="003483c1" style:font-style-asian="italic" style:font-style-complex="italic"/>
    </style:style>
    <style:style style:name="P20" style:family="paragraph" style:parent-style-name="Text_20_body">
      <style:text-properties fo:color="#3465a4" loext:opacity="100%" fo:font-style="italic" officeooo:rsid="015f350b" officeooo:paragraph-rsid="015f350b" style:font-style-asian="italic" style:font-style-complex="italic"/>
    </style:style>
    <style:style style:name="P21" style:family="paragraph" style:parent-style-name="Text_20_body">
      <style:text-properties fo:color="#3465a4" loext:opacity="100%" fo:font-style="italic" officeooo:rsid="003558ae" officeooo:paragraph-rsid="003558ae" style:font-style-asian="italic" style:font-style-complex="italic"/>
    </style:style>
    <style:style style:name="P22" style:family="paragraph" style:parent-style-name="Text_20_body">
      <style:text-properties fo:color="#3465a4" loext:opacity="100%" fo:font-style="italic" officeooo:rsid="0039fb76" officeooo:paragraph-rsid="0039fb76" style:font-style-asian="italic" style:font-style-complex="italic"/>
    </style:style>
    <style:style style:name="P23" style:family="paragraph" style:parent-style-name="Text_20_body">
      <style:text-properties fo:color="#3465a4" loext:opacity="100%" fo:font-style="italic" officeooo:rsid="01686170" officeooo:paragraph-rsid="01686170" style:font-style-asian="italic" style:font-style-complex="italic"/>
    </style:style>
    <style:style style:name="P24" style:family="paragraph" style:parent-style-name="Text_20_body">
      <style:text-properties fo:color="#3465a4" loext:opacity="100%" fo:font-style="italic" officeooo:rsid="01693aea" officeooo:paragraph-rsid="01693aea" style:font-style-asian="italic" style:font-style-complex="italic"/>
    </style:style>
    <style:style style:name="P25" style:family="paragraph" style:parent-style-name="Text_20_body">
      <style:text-properties fo:color="#3465a4" loext:opacity="100%" fo:font-style="italic" officeooo:rsid="003d9314" officeooo:paragraph-rsid="003d9314" style:font-style-asian="italic" style:font-style-complex="italic"/>
    </style:style>
    <style:style style:name="P26" style:family="paragraph" style:parent-style-name="Text_20_body">
      <style:text-properties fo:color="#3465a4" loext:opacity="100%" fo:font-style="italic" officeooo:rsid="016a3f05" officeooo:paragraph-rsid="016a3f05" style:font-style-asian="italic" style:font-style-complex="italic"/>
    </style:style>
    <style:style style:name="P27" style:family="paragraph" style:parent-style-name="Text_20_body">
      <style:text-properties fo:color="#3465a4" loext:opacity="100%" fo:font-style="italic" officeooo:rsid="016bd0df" officeooo:paragraph-rsid="016bd0df" style:font-style-asian="italic" style:font-style-complex="italic"/>
    </style:style>
    <style:style style:name="P28" style:family="paragraph" style:parent-style-name="Text_20_body">
      <style:text-properties fo:color="#3465a4" loext:opacity="100%" fo:font-style="italic" officeooo:rsid="016d526e" officeooo:paragraph-rsid="016d526e" style:font-style-asian="italic" style:font-style-complex="italic"/>
    </style:style>
    <style:style style:name="P29" style:family="paragraph" style:parent-style-name="Text_20_body">
      <style:text-properties fo:color="#3465a4" loext:opacity="100%" fo:font-style="italic" officeooo:rsid="016dda5f" officeooo:paragraph-rsid="016dda5f" style:font-style-asian="italic" style:font-style-complex="italic"/>
    </style:style>
    <style:style style:name="P30" style:family="paragraph" style:parent-style-name="Text_20_body">
      <style:text-properties fo:color="#3465a4" loext:opacity="100%" fo:font-style="italic" officeooo:rsid="016f6880" officeooo:paragraph-rsid="016f6880" style:font-style-asian="italic" style:font-style-complex="italic"/>
    </style:style>
    <style:style style:name="P31" style:family="paragraph" style:parent-style-name="Text_20_body">
      <style:text-properties fo:color="#3465a4" loext:opacity="100%" officeooo:rsid="00412fea" officeooo:paragraph-rsid="0042c570"/>
    </style:style>
    <style:style style:name="P32" style:family="paragraph" style:parent-style-name="Text_20_body">
      <style:text-properties fo:color="#3465a4" loext:opacity="100%" officeooo:rsid="004ec6fa" officeooo:paragraph-rsid="004ec6fa"/>
    </style:style>
    <style:style style:name="P33" style:family="paragraph" style:parent-style-name="Text_20_body">
      <style:text-properties fo:font-style="italic" officeooo:rsid="0039fb76" officeooo:paragraph-rsid="0039fb76" style:font-style-asian="italic" style:font-style-complex="italic"/>
    </style:style>
    <style:style style:name="P34" style:family="paragraph" style:parent-style-name="Text_20_body">
      <style:text-properties fo:font-style="italic" officeooo:rsid="0040f60b" officeooo:paragraph-rsid="00412fea" style:font-style-asian="italic" style:font-style-complex="italic"/>
    </style:style>
    <style:style style:name="P35" style:family="paragraph" style:parent-style-name="Text_20_body">
      <style:text-properties fo:font-style="italic" officeooo:rsid="00bb5ae6" style:font-style-asian="italic" style:font-style-complex="italic"/>
    </style:style>
    <style:style style:name="P36" style:family="paragraph" style:parent-style-name="Text_20_body">
      <style:text-properties fo:font-style="italic" officeooo:rsid="01551510" officeooo:paragraph-rsid="01551510" style:font-style-asian="italic" style:font-style-complex="italic"/>
    </style:style>
    <style:style style:name="P37" style:family="paragraph" style:parent-style-name="Text_20_body">
      <style:text-properties officeooo:rsid="00412fea" officeooo:paragraph-rsid="0042c570"/>
    </style:style>
    <style:style style:name="P38" style:family="paragraph" style:parent-style-name="Text_20_body">
      <style:text-properties fo:color="#000000" loext:opacity="100%" fo:font-style="italic" officeooo:rsid="001135af" officeooo:paragraph-rsid="0062b1e6" style:font-style-asian="italic" style:font-style-complex="italic"/>
    </style:style>
    <style:style style:name="P39" style:family="paragraph" style:parent-style-name="Text_20_body">
      <style:text-properties officeooo:rsid="0042c570" officeooo:paragraph-rsid="0042c570"/>
    </style:style>
    <style:style style:name="P40" style:family="paragraph" style:parent-style-name="Standard">
      <style:text-properties fo:color="#c9211e" loext:opacity="100%" officeooo:rsid="00d72cc6" officeooo:paragraph-rsid="000040ca"/>
    </style:style>
    <style:style style:name="P41" style:family="paragraph" style:parent-style-name="Text_20_body">
      <style:text-properties fo:color="#c9211e" loext:opacity="100%" officeooo:rsid="00dddd95" officeooo:paragraph-rsid="00db6cba"/>
    </style:style>
    <style:style style:name="P42" style:family="paragraph" style:parent-style-name="Text_20_body">
      <style:paragraph-properties fo:break-before="page"/>
      <style:text-properties fo:font-size="10pt" fo:font-style="italic" style:font-size-asian="10pt" style:font-style-asian="italic" style:font-size-complex="10pt" style:font-style-complex="italic"/>
    </style:style>
    <style:style style:name="P43" style:family="paragraph" style:parent-style-name="Text_20_body">
      <style:text-properties officeooo:rsid="01521075" officeooo:paragraph-rsid="01521075"/>
    </style:style>
    <style:style style:name="P44" style:family="paragraph" style:parent-style-name="Text_20_body">
      <style:text-properties officeooo:paragraph-rsid="01596b39"/>
    </style:style>
    <style:style style:name="P45" style:family="paragraph" style:parent-style-name="Text_20_body">
      <style:text-properties officeooo:rsid="015587a2" officeooo:paragraph-rsid="015587a2"/>
    </style:style>
    <style:style style:name="P46" style:family="paragraph" style:parent-style-name="Text_20_body">
      <style:text-properties officeooo:rsid="015bf6d2" officeooo:paragraph-rsid="015bf6d2"/>
    </style:style>
    <style:style style:name="P47" style:family="paragraph" style:parent-style-name="Text_20_body">
      <style:text-properties officeooo:paragraph-rsid="0062b1e6"/>
    </style:style>
    <style:style style:name="P48" style:family="paragraph" style:parent-style-name="Text_20_body">
      <style:text-properties officeooo:rsid="0033c8b7" officeooo:paragraph-rsid="0033c8b7"/>
    </style:style>
    <style:style style:name="P49" style:family="paragraph" style:parent-style-name="Text_20_body">
      <style:text-properties officeooo:rsid="015f350b" officeooo:paragraph-rsid="015f350b"/>
    </style:style>
    <style:style style:name="P50" style:family="paragraph" style:parent-style-name="Text_20_body">
      <style:text-properties officeooo:rsid="01652bf8" officeooo:paragraph-rsid="01652bf8"/>
    </style:style>
    <style:style style:name="P51" style:family="paragraph" style:parent-style-name="Text_20_body">
      <style:text-properties officeooo:rsid="0167b6a4" officeooo:paragraph-rsid="0167b6a4"/>
    </style:style>
    <style:style style:name="P52" style:family="paragraph" style:parent-style-name="Heading_20_1">
      <style:text-properties officeooo:paragraph-rsid="000040ca"/>
    </style:style>
    <style:style style:name="P53" style:family="paragraph" style:parent-style-name="Heading_20_3">
      <style:text-properties officeooo:paragraph-rsid="00d3f2de"/>
    </style:style>
    <style:style style:name="P54" style:family="paragraph" style:parent-style-name="Heading_20_3">
      <style:text-properties officeooo:paragraph-rsid="0026513b"/>
    </style:style>
    <style:style style:name="P55" style:family="paragraph" style:parent-style-name="Heading_20_3">
      <style:text-properties officeooo:paragraph-rsid="002d2ce5"/>
    </style:style>
    <style:style style:name="P56" style:family="paragraph" style:parent-style-name="Heading_20_3">
      <style:text-properties fo:font-style="normal" style:font-style-asian="normal" style:font-style-complex="normal"/>
    </style:style>
    <style:style style:name="P57" style:family="paragraph" style:parent-style-name="Heading_20_4">
      <style:text-properties officeooo:rsid="0001f9fe" officeooo:paragraph-rsid="015587a2"/>
    </style:style>
    <style:style style:name="P58" style:family="paragraph" style:parent-style-name="Heading_20_4">
      <style:text-properties fo:color="#000000" loext:opacity="100%" officeooo:paragraph-rsid="0062b1e6"/>
    </style:style>
    <style:style style:name="P59" style:family="paragraph" style:parent-style-name="Heading_20_4">
      <style:text-properties fo:font-style="italic" style:font-style-asian="italic" style:font-style-complex="italic"/>
    </style:style>
    <style:style style:name="P60" style:family="paragraph" style:parent-style-name="Heading_20_4">
      <style:text-properties officeooo:rsid="001135af" officeooo:paragraph-rsid="0062b1e6"/>
    </style:style>
    <style:style style:name="P61" style:family="paragraph" style:parent-style-name="Text_20_body" style:list-style-name="L1">
      <style:text-properties fo:font-size="10pt" fo:font-style="italic" officeooo:rsid="00920999" officeooo:paragraph-rsid="0108f66a" style:font-size-asian="10pt" style:font-style-asian="italic" style:font-size-complex="10pt" style:font-style-complex="italic"/>
    </style:style>
    <style:style style:name="P62" style:family="paragraph" style:parent-style-name="Text_20_body" style:list-style-name="L1">
      <style:text-properties fo:font-size="10pt" fo:font-style="italic" officeooo:rsid="0045836a" officeooo:paragraph-rsid="0045836a" style:font-size-asian="10pt" style:font-style-asian="italic" style:font-size-complex="10pt" style:font-style-complex="italic"/>
    </style:style>
    <style:style style:name="P63" style:family="paragraph" style:parent-style-name="Text_20_body" style:list-style-name="L1">
      <style:text-properties fo:font-size="10pt" fo:font-style="italic" officeooo:rsid="0045836a" officeooo:paragraph-rsid="00470e68" style:font-size-asian="10pt" style:font-style-asian="italic" style:font-size-complex="10pt" style:font-style-complex="italic"/>
    </style:style>
    <style:style style:name="P64" style:family="paragraph" style:parent-style-name="Text_20_body" style:list-style-name="L1">
      <style:text-properties fo:font-size="10pt" fo:font-style="italic" officeooo:rsid="0054b3db" officeooo:paragraph-rsid="0054b3db" style:font-size-asian="10pt" style:font-style-asian="italic" style:font-size-complex="10pt" style:font-style-complex="italic"/>
    </style:style>
    <style:style style:name="P65" style:family="paragraph" style:parent-style-name="Text_20_body" style:list-style-name="L1">
      <style:text-properties fo:font-size="10pt" fo:font-style="italic" officeooo:rsid="005568e7" officeooo:paragraph-rsid="005568e7" style:font-size-asian="10pt" style:font-style-asian="italic" style:font-size-complex="10pt" style:font-style-complex="italic"/>
    </style:style>
    <style:style style:name="P66" style:family="paragraph" style:parent-style-name="Text_20_body" style:list-style-name="L1">
      <style:text-properties fo:font-size="10pt" fo:font-style="italic" officeooo:rsid="0058298d" officeooo:paragraph-rsid="0058298d" style:font-size-asian="10pt" style:font-style-asian="italic" style:font-size-complex="10pt" style:font-style-complex="italic"/>
    </style:style>
    <style:style style:name="P67" style:family="paragraph" style:parent-style-name="Text_20_body" style:list-style-name="L1">
      <style:text-properties fo:font-size="10pt" fo:font-style="italic" officeooo:rsid="005ac26d" officeooo:paragraph-rsid="005ac26d" style:font-size-asian="10pt" style:font-style-asian="italic" style:font-size-complex="10pt" style:font-style-complex="italic"/>
    </style:style>
    <style:style style:name="P68" style:family="paragraph" style:parent-style-name="Text_20_body" style:list-style-name="L1">
      <style:text-properties fo:font-size="10pt" fo:font-style="italic" officeooo:rsid="00e7848c" officeooo:paragraph-rsid="00e7848c" style:font-size-asian="10pt" style:font-style-asian="italic" style:font-size-complex="10pt" style:font-style-complex="italic"/>
    </style:style>
    <style:style style:name="P69" style:family="paragraph" style:parent-style-name="Text_20_body" style:list-style-name="L1">
      <style:text-properties fo:font-size="10pt" fo:font-style="italic" officeooo:rsid="01263a55" officeooo:paragraph-rsid="01263a55" style:font-size-asian="10pt" style:font-style-asian="italic" style:font-size-complex="10pt" style:font-style-complex="italic"/>
    </style:style>
    <style:style style:name="P70" style:family="paragraph" style:parent-style-name="Text_20_body" style:list-style-name="L1">
      <style:text-properties fo:font-size="10pt" fo:font-style="italic" officeooo:rsid="01271b56" officeooo:paragraph-rsid="01271b56" style:font-size-asian="10pt" style:font-style-asian="italic" style:font-size-complex="10pt" style:font-style-complex="italic"/>
    </style:style>
    <style:style style:name="P71" style:family="paragraph" style:parent-style-name="Text_20_body" style:list-style-name="L1">
      <style:text-properties fo:font-size="10pt" fo:font-style="italic" fo:font-weight="bold" officeooo:rsid="0054b3db" officeooo:paragraph-rsid="0054b3db" style:font-size-asian="10pt" style:font-style-asian="italic" style:font-weight-asian="bold" style:font-size-complex="10pt" style:font-style-complex="italic" style:font-weight-complex="bold"/>
    </style:style>
    <style:style style:name="P72" style:family="paragraph" style:parent-style-name="Text_20_body" style:list-style-name="L1">
      <style:text-properties fo:font-size="10pt" fo:font-style="italic" fo:font-weight="bold" officeooo:rsid="0150d064" officeooo:paragraph-rsid="0150d064" style:font-size-asian="10pt" style:font-style-asian="italic" style:font-weight-asian="bold" style:font-size-complex="10pt" style:font-style-complex="italic" style:font-weight-complex="bold"/>
    </style:style>
    <style:style style:name="P73" style:family="paragraph" style:parent-style-name="Text_20_body" style:list-style-name="L1">
      <style:text-properties fo:color="#000000" loext:opacity="100%" fo:font-size="10pt" fo:font-style="italic" officeooo:rsid="00e7848c" officeooo:paragraph-rsid="00e7848c" style:font-size-asian="10pt" style:font-style-asian="italic" style:font-size-complex="10pt" style:font-style-complex="italic"/>
    </style:style>
    <style:style style:name="P74" style:family="paragraph" style:parent-style-name="Text_20_body">
      <style:text-properties fo:color="#000000" loext:opacity="100%" fo:font-style="italic" officeooo:rsid="01822a31" officeooo:paragraph-rsid="01822a31" style:font-style-asian="italic" style:font-style-complex="italic"/>
    </style:style>
    <style:style style:name="P75" style:family="paragraph" style:parent-style-name="Text_20_body" style:list-style-name="L2">
      <style:text-properties fo:color="#3465a4" loext:opacity="100%" fo:font-style="italic" officeooo:rsid="01596b39" officeooo:paragraph-rsid="01596b39" style:font-style-asian="italic" style:font-style-complex="italic"/>
    </style:style>
    <style:style style:name="P76" style:family="paragraph" style:parent-style-name="Text_20_body" style:list-style-name="L3">
      <style:text-properties fo:color="#3465a4" loext:opacity="100%" fo:font-style="italic" officeooo:rsid="01596b39" officeooo:paragraph-rsid="01596b39" style:font-style-asian="italic" style:font-style-complex="italic"/>
    </style:style>
    <style:style style:name="P77" style:family="paragraph" style:parent-style-name="Text_20_body" style:list-style-name="L4">
      <style:text-properties fo:color="#3465a4" loext:opacity="100%" fo:font-style="italic" officeooo:rsid="01596b39" officeooo:paragraph-rsid="01596b39" style:font-style-asian="italic" style:font-style-complex="italic"/>
    </style:style>
    <style:style style:name="P78" style:family="paragraph" style:parent-style-name="Text_20_body" style:list-style-name="L5">
      <style:text-properties fo:color="#3465a4" loext:opacity="100%" fo:font-style="italic" officeooo:rsid="01596b39" officeooo:paragraph-rsid="01596b39" style:font-style-asian="italic" style:font-style-complex="italic"/>
    </style:style>
    <style:style style:name="P79" style:family="paragraph" style:parent-style-name="Text_20_body" style:list-style-name="L6">
      <style:text-properties fo:color="#3465a4" loext:opacity="100%" fo:font-style="italic" officeooo:rsid="0159ee39" officeooo:paragraph-rsid="0159ee39" style:font-style-asian="italic" style:font-style-complex="italic"/>
    </style:style>
    <style:style style:name="P80" style:family="paragraph" style:parent-style-name="Text_20_body">
      <style:text-properties fo:color="#3465a4" loext:opacity="100%" fo:font-style="italic" officeooo:rsid="001df446" officeooo:paragraph-rsid="0026513b" style:font-style-asian="italic" style:font-style-complex="italic"/>
    </style:style>
    <style:style style:name="P81" style:family="paragraph" style:parent-style-name="Text_20_body">
      <style:text-properties fo:color="#3465a4" loext:opacity="100%" fo:font-style="italic" officeooo:rsid="001df446" officeooo:paragraph-rsid="002d2ce5" style:font-style-asian="italic" style:font-style-complex="italic"/>
    </style:style>
    <style:style style:name="P82" style:family="paragraph" style:parent-style-name="Text_20_body">
      <style:text-properties fo:color="#3465a4" loext:opacity="100%" fo:font-style="italic" officeooo:rsid="01838edf" officeooo:paragraph-rsid="01838edf" style:font-style-asian="italic" style:font-style-complex="italic"/>
    </style:style>
    <style:style style:name="P83" style:family="paragraph" style:parent-style-name="Text_20_body">
      <style:text-properties fo:color="#3465a4" loext:opacity="100%" fo:font-style="italic" officeooo:rsid="0185e986" officeooo:paragraph-rsid="0185e986" style:font-style-asian="italic" style:font-style-complex="italic"/>
    </style:style>
    <style:style style:name="P84" style:family="paragraph" style:parent-style-name="Text_20_body">
      <style:text-properties fo:color="#3465a4" loext:opacity="100%" fo:font-style="italic" officeooo:rsid="01870118" officeooo:paragraph-rsid="01870118" style:font-style-asian="italic" style:font-style-complex="italic"/>
    </style:style>
    <style:style style:name="P85" style:family="paragraph" style:parent-style-name="Text_20_body">
      <style:text-properties fo:color="#3465a4" loext:opacity="100%" fo:font-style="italic" officeooo:rsid="018dd06c" officeooo:paragraph-rsid="018dd06c" style:font-style-asian="italic" style:font-style-complex="italic"/>
    </style:style>
    <style:style style:name="P86" style:family="paragraph" style:parent-style-name="Text_20_body">
      <style:text-properties fo:color="#3465a4" loext:opacity="100%" fo:font-style="italic" officeooo:rsid="018e845c" officeooo:paragraph-rsid="018e845c" style:font-style-asian="italic" style:font-style-complex="italic"/>
    </style:style>
    <style:style style:name="P87" style:family="paragraph" style:parent-style-name="Text_20_body">
      <style:text-properties fo:color="#3465a4" loext:opacity="100%" fo:font-style="italic" officeooo:rsid="018e9203" officeooo:paragraph-rsid="018e9203" style:font-style-asian="italic" style:font-style-complex="italic"/>
    </style:style>
    <style:style style:name="P88" style:family="paragraph" style:parent-style-name="Text_20_body">
      <style:text-properties fo:color="#3465a4" loext:opacity="100%" fo:font-style="italic" officeooo:rsid="018ec7db" officeooo:paragraph-rsid="018ec7db" style:font-style-asian="italic" style:font-style-complex="italic"/>
    </style:style>
    <style:style style:name="P89" style:family="paragraph" style:parent-style-name="Text_20_body">
      <style:text-properties fo:color="#3465a4" loext:opacity="100%" fo:font-style="italic" officeooo:rsid="0190b830" officeooo:paragraph-rsid="0190b830" style:font-style-asian="italic" style:font-style-complex="italic"/>
    </style:style>
    <style:style style:name="P90" style:family="paragraph" style:parent-style-name="Text_20_body">
      <style:text-properties fo:color="#3465a4" loext:opacity="100%" fo:font-style="italic" officeooo:rsid="019e74cf" officeooo:paragraph-rsid="019e74cf" style:font-style-asian="italic" style:font-style-complex="italic"/>
    </style:style>
    <style:style style:name="P91" style:family="paragraph" style:parent-style-name="Text_20_body">
      <style:text-properties fo:color="#3465a4" loext:opacity="100%" fo:font-style="italic" officeooo:rsid="019f752d" officeooo:paragraph-rsid="019f752d" style:font-style-asian="italic" style:font-style-complex="italic"/>
    </style:style>
    <style:style style:name="P92" style:family="paragraph" style:parent-style-name="Text_20_body">
      <style:text-properties fo:color="#3465a4" loext:opacity="100%" fo:font-style="italic" officeooo:rsid="01a3aac6" officeooo:paragraph-rsid="01a3aac6" style:font-style-asian="italic" style:font-style-complex="italic"/>
    </style:style>
    <style:style style:name="P93" style:family="paragraph" style:parent-style-name="Text_20_body">
      <style:text-properties fo:color="#3465a4" loext:opacity="100%" fo:font-style="italic" officeooo:rsid="01ac98a1" officeooo:paragraph-rsid="01ac98a1" style:font-style-asian="italic" style:font-style-complex="italic"/>
    </style:style>
    <style:style style:name="P94" style:family="paragraph" style:parent-style-name="Text_20_body">
      <style:text-properties fo:color="#3465a4" loext:opacity="100%" fo:font-style="italic" officeooo:rsid="01ae3339" officeooo:paragraph-rsid="01ae3339" style:font-style-asian="italic" style:font-style-complex="italic"/>
    </style:style>
    <style:style style:name="P95" style:family="paragraph" style:parent-style-name="Text_20_body">
      <style:text-properties officeooo:rsid="0174df2c" officeooo:paragraph-rsid="0174df2c"/>
    </style:style>
    <style:style style:name="P96" style:family="paragraph" style:parent-style-name="Text_20_body">
      <style:text-properties officeooo:rsid="0176940e" officeooo:paragraph-rsid="0176940e"/>
    </style:style>
    <style:style style:name="P97" style:family="paragraph" style:parent-style-name="Text_20_body">
      <style:text-properties officeooo:rsid="0177a03f" officeooo:paragraph-rsid="0177a03f"/>
    </style:style>
    <style:style style:name="P98" style:family="paragraph" style:parent-style-name="Text_20_body">
      <style:text-properties officeooo:rsid="01787299" officeooo:paragraph-rsid="01787299"/>
    </style:style>
    <style:style style:name="P99" style:family="paragraph" style:parent-style-name="Text_20_body">
      <style:text-properties officeooo:rsid="017a1ca6" officeooo:paragraph-rsid="017a1ca6"/>
    </style:style>
    <style:style style:name="P100" style:family="paragraph" style:parent-style-name="Text_20_body">
      <style:text-properties officeooo:rsid="017ca31b" officeooo:paragraph-rsid="017ca31b"/>
    </style:style>
    <style:style style:name="P101" style:family="paragraph" style:parent-style-name="Text_20_body">
      <style:text-properties fo:font-style="italic" officeooo:rsid="00337415" officeooo:paragraph-rsid="00337415" style:font-style-asian="italic" style:font-style-complex="italic"/>
    </style:style>
    <style:style style:name="P102" style:family="paragraph" style:parent-style-name="Text_20_body">
      <style:text-properties fo:font-style="italic" officeooo:rsid="018d2022" officeooo:paragraph-rsid="018d2022" style:font-style-asian="italic" style:font-style-complex="italic"/>
    </style:style>
    <style:style style:name="P103" style:family="paragraph" style:parent-style-name="Text_20_body">
      <style:text-properties officeooo:rsid="0188c45a" officeooo:paragraph-rsid="0188c45a"/>
    </style:style>
    <style:style style:name="P104" style:family="paragraph" style:parent-style-name="Text_20_body">
      <style:text-properties officeooo:rsid="018a58cd" officeooo:paragraph-rsid="018a58cd"/>
    </style:style>
    <style:style style:name="P105" style:family="paragraph" style:parent-style-name="Text_20_body">
      <style:text-properties officeooo:rsid="018bbdcc" officeooo:paragraph-rsid="018bbdcc"/>
    </style:style>
    <style:style style:name="P106" style:family="paragraph" style:parent-style-name="Text_20_body">
      <style:text-properties fo:font-style="normal" officeooo:rsid="0199e952" officeooo:paragraph-rsid="0199e952" style:font-style-asian="normal" style:font-style-complex="normal"/>
    </style:style>
    <style:style style:name="P107" style:family="paragraph" style:parent-style-name="Text_20_body">
      <style:text-properties officeooo:paragraph-rsid="0191c94a"/>
    </style:style>
    <style:style style:name="P108" style:family="paragraph" style:parent-style-name="Text_20_body">
      <style:text-properties officeooo:rsid="0191efce" officeooo:paragraph-rsid="0191efce"/>
    </style:style>
    <style:style style:name="P109" style:family="paragraph" style:parent-style-name="Text_20_body">
      <style:text-properties officeooo:rsid="0193c958" officeooo:paragraph-rsid="0193c958"/>
    </style:style>
    <style:style style:name="P110" style:family="paragraph" style:parent-style-name="Text_20_body">
      <style:text-properties officeooo:paragraph-rsid="0198f0d7"/>
    </style:style>
    <style:style style:name="P111" style:family="paragraph" style:parent-style-name="Text_20_body">
      <style:text-properties officeooo:rsid="019a104a" officeooo:paragraph-rsid="019a104a"/>
    </style:style>
    <style:style style:name="P112" style:family="paragraph" style:parent-style-name="Text_20_body">
      <style:text-properties officeooo:rsid="019c01f4" officeooo:paragraph-rsid="019c01f4"/>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1" style:font-size-complex="18.2000007629395pt" style:font-weight-complex="bold"/>
    </style:style>
    <style:style style:name="T3" style:family="text">
      <style:text-properties style:font-name="Liberation Sans" fo:font-size="18.2000007629395pt" fo:font-weight="bold" officeooo:rsid="000648fd" style:font-name-asian="Droid Sans Fallback" style:font-size-asian="18.2000007629395pt" style:font-weight-asian="bold" style:font-name-complex="Droid Sans Devanagari1" style:font-size-complex="18.2000007629395pt" style:font-weight-complex="bold"/>
    </style:style>
    <style:style style:name="T4" style:family="text">
      <style:text-properties style:font-name="Liberation Sans" fo:font-size="18.2000007629395pt" fo:font-weight="bold" officeooo:rsid="00320829" style:font-name-asian="Droid Sans Fallback" style:font-size-asian="18.2000007629395pt" style:font-weight-asian="bold" style:font-name-complex="Droid Sans Devanagari1" style:font-size-complex="18.2000007629395pt" style:font-weight-complex="bold"/>
    </style:style>
    <style:style style:name="T5" style:family="text">
      <style:text-properties style:font-name="Liberation Sans" fo:font-size="18.2000007629395pt" fo:font-weight="bold" officeooo:rsid="005bc755" style:font-name-asian="Droid Sans Fallback" style:font-size-asian="18.2000007629395pt" style:font-weight-asian="bold" style:font-name-complex="Droid Sans Devanagari1" style:font-size-complex="18.2000007629395pt" style:font-weight-complex="bold"/>
    </style:style>
    <style:style style:name="T6" style:family="text">
      <style:text-properties style:font-name="Liberation Sans" fo:font-size="18.2000007629395pt" fo:font-weight="bold" officeooo:rsid="0090a755" style:font-name-asian="Droid Sans Fallback" style:font-size-asian="18.2000007629395pt" style:font-weight-asian="bold" style:font-name-complex="Droid Sans Devanagari1" style:font-size-complex="18.2000007629395pt" style:font-weight-complex="bold"/>
    </style:style>
    <style:style style:name="T7" style:family="text">
      <style:text-properties style:font-name="Liberation Sans" fo:font-size="18.2000007629395pt" fo:font-weight="bold" officeooo:rsid="019e2650" style:font-name-asian="Droid Sans Fallback" style:font-size-asian="18.2000007629395pt" style:font-weight-asian="bold" style:font-name-complex="Droid Sans Devanagari1" style:font-size-complex="18.2000007629395pt" style:font-weight-complex="bold"/>
    </style:style>
    <style:style style:name="T8" style:family="text">
      <style:text-properties style:font-name="Liberation Sans" fo:font-size="14.1000003814697pt" fo:font-weight="bold" officeooo:rsid="000648fd" style:font-name-asian="Droid Sans Fallback" style:font-size-asian="14.1000003814697pt" style:font-weight-asian="bold" style:font-name-complex="Droid Sans Devanagari1" style:font-size-complex="14.1000003814697pt" style:font-weight-complex="bold"/>
    </style:style>
    <style:style style:name="T9" style:family="text">
      <style:text-properties style:font-name="Liberation Sans" fo:font-size="14.1000003814697pt" fo:font-weight="bold" officeooo:rsid="001135af" style:font-name-asian="Droid Sans Fallback" style:font-size-asian="14.1000003814697pt" style:font-weight-asian="bold" style:font-name-complex="Droid Sans Devanagari1" style:font-size-complex="14.1000003814697pt" style:font-weight-complex="bold"/>
    </style:style>
    <style:style style:name="T10" style:family="text">
      <style:text-properties style:font-name="Liberation Sans" fo:font-size="14.1000003814697pt" fo:font-weight="bold" officeooo:rsid="002d2ce5" style:font-name-asian="Droid Sans Fallback" style:font-size-asian="14.1000003814697pt" style:font-weight-asian="bold" style:font-name-complex="Droid Sans Devanagari1" style:font-size-complex="14.1000003814697pt" style:font-weight-complex="bold"/>
    </style:style>
    <style:style style:name="T11" style:family="text">
      <style:text-properties style:font-name="Liberation Sans" fo:font-size="14.1000003814697pt" fo:font-weight="bold" officeooo:rsid="00fde161" style:font-name-asian="Droid Sans Fallback" style:font-size-asian="14.1000003814697pt" style:font-weight-asian="bold" style:font-name-complex="Droid Sans Devanagari1" style:font-size-complex="14.1000003814697pt" style:font-weight-complex="bold"/>
    </style:style>
    <style:style style:name="T12" style:family="text">
      <style:text-properties officeooo:rsid="0001f9fe"/>
    </style:style>
    <style:style style:name="T13" style:family="text">
      <style:text-properties officeooo:rsid="0003e129"/>
    </style:style>
    <style:style style:name="T14" style:family="text">
      <style:text-properties officeooo:rsid="000648fd"/>
    </style:style>
    <style:style style:name="T15" style:family="text">
      <style:text-properties officeooo:rsid="0006b88b"/>
    </style:style>
    <style:style style:name="T16" style:family="text">
      <style:text-properties officeooo:rsid="0008629d"/>
    </style:style>
    <style:style style:name="T17" style:family="text">
      <style:text-properties officeooo:rsid="000932d3"/>
    </style:style>
    <style:style style:name="T18" style:family="text">
      <style:text-properties officeooo:rsid="000afe38"/>
    </style:style>
    <style:style style:name="T19" style:family="text">
      <style:text-properties officeooo:rsid="000faced"/>
    </style:style>
    <style:style style:name="T20" style:family="text">
      <style:text-properties officeooo:rsid="001135af"/>
    </style:style>
    <style:style style:name="T21" style:family="text">
      <style:text-properties officeooo:rsid="00119be4"/>
    </style:style>
    <style:style style:name="T22" style:family="text">
      <style:text-properties officeooo:rsid="0012b13a"/>
    </style:style>
    <style:style style:name="T23" style:family="text">
      <style:text-properties officeooo:rsid="0013a61a"/>
    </style:style>
    <style:style style:name="T24" style:family="text">
      <style:text-properties officeooo:rsid="0014f80b"/>
    </style:style>
    <style:style style:name="T25" style:family="text">
      <style:text-properties officeooo:rsid="0017fd89"/>
    </style:style>
    <style:style style:name="T26" style:family="text">
      <style:text-properties officeooo:rsid="0018debb"/>
    </style:style>
    <style:style style:name="T27" style:family="text">
      <style:text-properties officeooo:rsid="001a0c69"/>
    </style:style>
    <style:style style:name="T28" style:family="text">
      <style:text-properties officeooo:rsid="00262e09"/>
    </style:style>
    <style:style style:name="T29" style:family="text">
      <style:text-properties fo:font-style="italic" style:font-style-asian="italic" style:font-style-complex="italic"/>
    </style:style>
    <style:style style:name="T30" style:family="text">
      <style:text-properties fo:font-style="italic" officeooo:rsid="0042c570" style:font-style-asian="italic" style:font-style-complex="italic"/>
    </style:style>
    <style:style style:name="T31" style:family="text">
      <style:text-properties fo:font-style="italic" officeooo:rsid="004c10e6" style:font-style-asian="italic" style:font-style-complex="italic"/>
    </style:style>
    <style:style style:name="T32" style:family="text">
      <style:text-properties fo:font-style="italic" officeooo:rsid="0053f0c7" style:font-style-asian="italic" style:font-style-complex="italic"/>
    </style:style>
    <style:style style:name="T33" style:family="text">
      <style:text-properties fo:font-style="italic" officeooo:rsid="0051dbea" style:font-style-asian="italic" style:font-style-complex="italic"/>
    </style:style>
    <style:style style:name="T34" style:family="text">
      <style:text-properties fo:font-style="italic" officeooo:rsid="004f2055" style:font-style-asian="italic" style:font-style-complex="italic"/>
    </style:style>
    <style:style style:name="T35" style:family="text">
      <style:text-properties fo:font-style="italic" officeooo:rsid="00877825" style:font-style-asian="italic" style:font-style-complex="italic"/>
    </style:style>
    <style:style style:name="T36" style:family="text">
      <style:text-properties fo:font-style="italic" officeooo:rsid="008cfaca" style:font-style-asian="italic" style:font-style-complex="italic"/>
    </style:style>
    <style:style style:name="T37" style:family="text">
      <style:text-properties fo:font-style="italic" officeooo:rsid="00994609" style:font-style-asian="italic" style:font-style-complex="italic"/>
    </style:style>
    <style:style style:name="T38" style:family="text">
      <style:text-properties fo:font-style="italic" officeooo:rsid="011478ab" style:font-style-asian="italic" style:font-style-complex="italic"/>
    </style:style>
    <style:style style:name="T39" style:family="text">
      <style:text-properties fo:font-style="italic" officeooo:rsid="011810ac" style:font-style-asian="italic" style:font-style-complex="italic"/>
    </style:style>
    <style:style style:name="T40" style:family="text">
      <style:text-properties fo:font-style="italic" officeooo:rsid="0139bcea" style:font-style-asian="italic" style:font-style-complex="italic"/>
    </style:style>
    <style:style style:name="T41" style:family="text">
      <style:text-properties fo:font-style="italic" officeooo:rsid="00bb5ae6" style:font-style-asian="italic" style:font-style-complex="italic"/>
    </style:style>
    <style:style style:name="T42" style:family="text">
      <style:text-properties fo:font-style="italic" officeooo:rsid="018cb289" style:font-style-asian="italic" style:font-style-complex="italic"/>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officeooo:rsid="0028c252"/>
    </style:style>
    <style:style style:name="T46" style:family="text">
      <style:text-properties officeooo:rsid="002d2ce5"/>
    </style:style>
    <style:style style:name="T47" style:family="text">
      <style:text-properties officeooo:rsid="003483c1"/>
    </style:style>
    <style:style style:name="T48" style:family="text">
      <style:text-properties officeooo:rsid="003558ae"/>
    </style:style>
    <style:style style:name="T49" style:family="text">
      <style:text-properties officeooo:rsid="00366e5a"/>
    </style:style>
    <style:style style:name="T50" style:family="text">
      <style:text-properties officeooo:rsid="0038dead"/>
    </style:style>
    <style:style style:name="T51" style:family="text">
      <style:text-properties officeooo:rsid="003945ed"/>
    </style:style>
    <style:style style:name="T52" style:family="text">
      <style:text-properties officeooo:rsid="0039fb76"/>
    </style:style>
    <style:style style:name="T53" style:family="text">
      <style:text-properties officeooo:rsid="003bce1c"/>
    </style:style>
    <style:style style:name="T54" style:family="text">
      <style:text-properties officeooo:rsid="003d9314"/>
    </style:style>
    <style:style style:name="T55" style:family="text">
      <style:text-properties officeooo:rsid="00412fea"/>
    </style:style>
    <style:style style:name="T56" style:family="text">
      <style:text-properties officeooo:rsid="0042c570"/>
    </style:style>
    <style:style style:name="T57" style:family="text">
      <style:text-properties officeooo:rsid="004d2e47"/>
    </style:style>
    <style:style style:name="T58" style:family="text">
      <style:text-properties officeooo:rsid="0053f0c7"/>
    </style:style>
    <style:style style:name="T59" style:family="text">
      <style:text-properties officeooo:rsid="0055836c"/>
    </style:style>
    <style:style style:name="T60" style:family="text">
      <style:text-properties officeooo:rsid="0056c364"/>
    </style:style>
    <style:style style:name="T61" style:family="text">
      <style:text-properties officeooo:rsid="005d6108"/>
    </style:style>
    <style:style style:name="T62" style:family="text">
      <style:text-properties officeooo:rsid="005f5200"/>
    </style:style>
    <style:style style:name="T63" style:family="text">
      <style:text-properties officeooo:rsid="0062b1e6"/>
    </style:style>
    <style:style style:name="T64" style:family="text">
      <style:text-properties officeooo:rsid="0068e1d7"/>
    </style:style>
    <style:style style:name="T65" style:family="text">
      <style:text-properties officeooo:rsid="006b2838"/>
    </style:style>
    <style:style style:name="T66" style:family="text">
      <style:text-properties officeooo:rsid="006ca7d9"/>
    </style:style>
    <style:style style:name="T67" style:family="text">
      <style:text-properties officeooo:rsid="006d059f"/>
    </style:style>
    <style:style style:name="T68" style:family="text">
      <style:text-properties officeooo:rsid="006df672"/>
    </style:style>
    <style:style style:name="T69" style:family="text">
      <style:text-properties officeooo:rsid="006e8d71"/>
    </style:style>
    <style:style style:name="T70" style:family="text">
      <style:text-properties officeooo:rsid="0072d083"/>
    </style:style>
    <style:style style:name="T71" style:family="text">
      <style:text-properties officeooo:rsid="0073ac3f"/>
    </style:style>
    <style:style style:name="T72" style:family="text">
      <style:text-properties officeooo:rsid="0074f30e"/>
    </style:style>
    <style:style style:name="T73" style:family="text">
      <style:text-properties officeooo:rsid="007753b0"/>
    </style:style>
    <style:style style:name="T74" style:family="text">
      <style:text-properties officeooo:rsid="007e6952"/>
    </style:style>
    <style:style style:name="T75" style:family="text">
      <style:text-properties officeooo:rsid="0081a815"/>
    </style:style>
    <style:style style:name="T76" style:family="text">
      <style:text-properties officeooo:rsid="0086da0d"/>
    </style:style>
    <style:style style:name="T77" style:family="text">
      <style:text-properties officeooo:rsid="00880949"/>
    </style:style>
    <style:style style:name="T78" style:family="text">
      <style:text-properties officeooo:rsid="008b9c60"/>
    </style:style>
    <style:style style:name="T79" style:family="text">
      <style:text-properties officeooo:rsid="008c0841"/>
    </style:style>
    <style:style style:name="T80" style:family="text">
      <style:text-properties officeooo:rsid="0090a6d7"/>
    </style:style>
    <style:style style:name="T81" style:family="text">
      <style:text-properties officeooo:rsid="0090a755"/>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b59b52"/>
    </style:style>
    <style:style style:name="T84" style:family="text">
      <style:text-properties officeooo:rsid="0095e4f4"/>
    </style:style>
    <style:style style:name="T85" style:family="text">
      <style:text-properties officeooo:rsid="0096e007"/>
    </style:style>
    <style:style style:name="T86" style:family="text">
      <style:text-properties officeooo:rsid="00a01829"/>
    </style:style>
    <style:style style:name="T87" style:family="text">
      <style:text-properties officeooo:rsid="00a7a31e"/>
    </style:style>
    <style:style style:name="T88" style:family="text">
      <style:text-properties officeooo:rsid="00a8d5ee"/>
    </style:style>
    <style:style style:name="T89" style:family="text">
      <style:text-properties fo:font-weight="bold" officeooo:rsid="00262e09" style:font-weight-asian="bold" style:font-weight-complex="bold"/>
    </style:style>
    <style:style style:name="T90" style:family="text">
      <style:text-properties officeooo:rsid="00aff004"/>
    </style:style>
    <style:style style:name="T91" style:family="text">
      <style:text-properties officeooo:rsid="00b1ba43"/>
    </style:style>
    <style:style style:name="T92" style:family="text">
      <style:text-properties officeooo:rsid="00b279ba"/>
    </style:style>
    <style:style style:name="T93" style:family="text">
      <style:text-properties fo:color="#c9211e" loext:opacity="100%" officeooo:rsid="00d3f2de"/>
    </style:style>
    <style:style style:name="T94" style:family="text">
      <style:text-properties officeooo:rsid="00b59b52"/>
    </style:style>
    <style:style style:name="T95" style:family="text">
      <style:text-properties officeooo:rsid="00b6a891"/>
    </style:style>
    <style:style style:name="T96" style:family="text">
      <style:text-properties officeooo:rsid="00b7cce5"/>
    </style:style>
    <style:style style:name="T97" style:family="text">
      <style:text-properties officeooo:rsid="00bb5ae6"/>
    </style:style>
    <style:style style:name="T98" style:family="text">
      <style:text-properties officeooo:rsid="00d195ba"/>
    </style:style>
    <style:style style:name="T99" style:family="text">
      <style:text-properties officeooo:rsid="00d3f2de"/>
    </style:style>
    <style:style style:name="T100" style:family="text">
      <style:text-properties officeooo:rsid="00e44fd2"/>
    </style:style>
    <style:style style:name="T101" style:family="text">
      <style:text-properties officeooo:rsid="00e5280f"/>
    </style:style>
    <style:style style:name="T102" style:family="text">
      <style:text-properties officeooo:rsid="00e616f3"/>
    </style:style>
    <style:style style:name="T103" style:family="text">
      <style:text-properties fo:color="#000000" loext:opacity="100%"/>
    </style:style>
    <style:style style:name="T104" style:family="text">
      <style:text-properties fo:color="#000000" loext:opacity="100%" officeooo:rsid="0039fb76"/>
    </style:style>
    <style:style style:name="T105" style:family="text">
      <style:text-properties fo:color="#000000" loext:opacity="100%" officeooo:rsid="003bce1c"/>
    </style:style>
    <style:style style:name="T106" style:family="text">
      <style:text-properties fo:color="#000000" loext:opacity="100%" officeooo:rsid="00ed6e58"/>
    </style:style>
    <style:style style:name="T107" style:family="text">
      <style:text-properties fo:color="#000000" loext:opacity="100%" officeooo:rsid="0128ed3e"/>
    </style:style>
    <style:style style:name="T108" style:family="text">
      <style:text-properties fo:color="#000000" loext:opacity="100%" officeooo:rsid="013f553f"/>
    </style:style>
    <style:style style:name="T109" style:family="text">
      <style:text-properties fo:color="#000000" loext:opacity="100%" officeooo:rsid="01414212"/>
    </style:style>
    <style:style style:name="T110" style:family="text">
      <style:text-properties fo:color="#000000" loext:opacity="100%" fo:font-style="italic" style:font-style-asian="italic" style:font-style-complex="italic"/>
    </style:style>
    <style:style style:name="T111" style:family="text">
      <style:text-properties fo:color="#000000" loext:opacity="100%" fo:font-style="italic" officeooo:rsid="01766afb" style:font-style-asian="italic" style:font-style-complex="italic"/>
    </style:style>
    <style:style style:name="T112" style:family="text">
      <style:text-properties officeooo:rsid="0040f60b"/>
    </style:style>
    <style:style style:name="T113" style:family="text">
      <style:text-properties officeooo:rsid="00e8d77f"/>
    </style:style>
    <style:style style:name="T114" style:family="text">
      <style:text-properties officeooo:rsid="00ed5930"/>
    </style:style>
    <style:style style:name="T115" style:family="text">
      <style:text-properties officeooo:rsid="00ef1181"/>
    </style:style>
    <style:style style:name="T116" style:family="text">
      <style:text-properties officeooo:rsid="00f24046"/>
    </style:style>
    <style:style style:name="T117" style:family="text">
      <style:text-properties officeooo:rsid="00fc086a"/>
    </style:style>
    <style:style style:name="T118" style:family="text">
      <style:text-properties officeooo:rsid="00fde161"/>
    </style:style>
    <style:style style:name="T119" style:family="text">
      <style:text-properties officeooo:rsid="01034990"/>
    </style:style>
    <style:style style:name="T120" style:family="text">
      <style:text-properties officeooo:rsid="010743ec"/>
    </style:style>
    <style:style style:name="T121" style:family="text">
      <style:text-properties officeooo:rsid="01075d79"/>
    </style:style>
    <style:style style:name="T122" style:family="text">
      <style:text-properties officeooo:rsid="0112de0f"/>
    </style:style>
    <style:style style:name="T123" style:family="text">
      <style:text-properties officeooo:rsid="01262c49"/>
    </style:style>
    <style:style style:name="T124" style:family="text">
      <style:text-properties officeooo:rsid="0115caf0"/>
    </style:style>
    <style:style style:name="T125" style:family="text">
      <style:text-properties officeooo:rsid="01179a40"/>
    </style:style>
    <style:style style:name="T126" style:family="text">
      <style:text-properties officeooo:rsid="011bc927"/>
    </style:style>
    <style:style style:name="T127" style:family="text">
      <style:text-properties officeooo:rsid="011e448f"/>
    </style:style>
    <style:style style:name="T128" style:family="text">
      <style:text-properties officeooo:rsid="011e6f05"/>
    </style:style>
    <style:style style:name="T129" style:family="text">
      <style:text-properties officeooo:rsid="0125c2b4"/>
    </style:style>
    <style:style style:name="T130" style:family="text">
      <style:text-properties officeooo:rsid="012b4453"/>
    </style:style>
    <style:style style:name="T131" style:family="text">
      <style:text-properties officeooo:rsid="0134a4eb"/>
    </style:style>
    <style:style style:name="T132" style:family="text">
      <style:text-properties officeooo:rsid="01357816"/>
    </style:style>
    <style:style style:name="T133" style:family="text">
      <style:text-properties fo:color="#3465a4" loext:opacity="100%"/>
    </style:style>
    <style:style style:name="T134" style:family="text">
      <style:text-properties fo:color="#3465a4" loext:opacity="100%" officeooo:rsid="0135cc07"/>
    </style:style>
    <style:style style:name="T135" style:family="text">
      <style:text-properties fo:color="#3465a4" loext:opacity="100%" officeooo:rsid="007afa97"/>
    </style:style>
    <style:style style:name="T136" style:family="text">
      <style:text-properties fo:color="#3465a4" loext:opacity="100%" fo:font-style="italic" style:font-style-asian="italic" style:font-style-complex="italic"/>
    </style:style>
    <style:style style:name="T137" style:family="text">
      <style:text-properties fo:color="#3465a4" loext:opacity="100%" fo:font-style="italic" officeooo:rsid="0090a755" style:font-style-asian="italic" style:font-style-complex="italic"/>
    </style:style>
    <style:style style:name="T138" style:family="text">
      <style:text-properties fo:color="#3465a4" loext:opacity="100%" fo:font-style="italic" officeooo:rsid="0006804f" style:font-style-asian="italic" style:font-style-complex="italic"/>
    </style:style>
    <style:style style:name="T139" style:family="text">
      <style:text-properties fo:color="#3465a4" loext:opacity="100%" fo:font-style="italic" officeooo:rsid="0121cc97" style:font-style-asian="italic" style:font-style-complex="italic"/>
    </style:style>
    <style:style style:name="T140" style:family="text">
      <style:text-properties fo:color="#3465a4" loext:opacity="100%" fo:font-style="italic" officeooo:rsid="000040ca" style:font-style-asian="italic" style:font-style-complex="italic"/>
    </style:style>
    <style:style style:name="T141" style:family="text">
      <style:text-properties fo:color="#3465a4" loext:opacity="100%" fo:font-style="italic" officeooo:rsid="003483c1" style:font-style-asian="italic" style:font-style-complex="italic"/>
    </style:style>
    <style:style style:name="T142" style:family="text">
      <style:text-properties officeooo:rsid="0136a92c"/>
    </style:style>
    <style:style style:name="T143" style:family="text">
      <style:text-properties officeooo:rsid="01383acb"/>
    </style:style>
    <style:style style:name="T144" style:family="text">
      <style:text-properties officeooo:rsid="013a46eb"/>
    </style:style>
    <style:style style:name="T145" style:family="text">
      <style:text-properties officeooo:rsid="01551510"/>
    </style:style>
    <style:style style:name="T146" style:family="text">
      <style:text-properties officeooo:rsid="015587a2"/>
    </style:style>
    <style:style style:name="T147" style:family="text">
      <style:text-properties officeooo:rsid="01596b39"/>
    </style:style>
    <style:style style:name="T148" style:family="text">
      <style:text-properties officeooo:rsid="015a4443"/>
    </style:style>
    <style:style style:name="T149" style:family="text">
      <style:text-properties officeooo:rsid="015bf6d2"/>
    </style:style>
    <style:style style:name="T150" style:family="text">
      <style:text-properties officeooo:rsid="0161250b"/>
    </style:style>
    <style:style style:name="T151" style:family="text">
      <style:text-properties officeooo:rsid="016709ca"/>
    </style:style>
    <style:style style:name="T152" style:family="text">
      <style:text-properties officeooo:rsid="0167a0ce"/>
    </style:style>
    <style:style style:name="T153" style:family="text">
      <style:text-properties officeooo:rsid="01699e79"/>
    </style:style>
    <style:style style:name="T154" style:family="text">
      <style:text-properties officeooo:rsid="016a2b35"/>
    </style:style>
    <style:style style:name="T155" style:family="text">
      <style:text-properties officeooo:rsid="016dca34"/>
    </style:style>
    <style:style style:name="T156" style:family="text">
      <style:text-properties officeooo:rsid="016ed7fc"/>
    </style:style>
    <style:style style:name="T157" style:family="text">
      <style:text-properties officeooo:rsid="0170961f"/>
    </style:style>
    <style:style style:name="T158" style:family="text">
      <style:text-properties officeooo:rsid="017a2067"/>
    </style:style>
    <style:style style:name="T159" style:family="text">
      <style:text-properties officeooo:rsid="017aef15"/>
    </style:style>
    <style:style style:name="T160" style:family="text">
      <style:text-properties officeooo:rsid="017e082f"/>
    </style:style>
    <style:style style:name="T161" style:family="text">
      <style:text-properties officeooo:rsid="017e0a78"/>
    </style:style>
    <style:style style:name="T162" style:family="text">
      <style:text-properties officeooo:rsid="017e5fe8"/>
    </style:style>
    <style:style style:name="T163" style:family="text">
      <style:text-properties officeooo:rsid="01802b9f"/>
    </style:style>
    <style:style style:name="T164" style:family="text">
      <style:text-properties officeooo:rsid="01858623"/>
    </style:style>
    <style:style style:name="T165" style:family="text">
      <style:text-properties officeooo:rsid="0185e986"/>
    </style:style>
    <style:style style:name="T166" style:family="text">
      <style:text-properties officeooo:rsid="01870118"/>
    </style:style>
    <style:style style:name="T167" style:family="text">
      <style:text-properties officeooo:rsid="0191c94a"/>
    </style:style>
    <style:style style:name="T168" style:family="text">
      <style:text-properties fo:font-style="normal" officeooo:rsid="0191c94a" style:font-style-asian="normal" style:font-style-complex="normal"/>
    </style:style>
    <style:style style:name="T169" style:family="text">
      <style:text-properties officeooo:rsid="0191efce"/>
    </style:style>
    <style:style style:name="T170" style:family="text">
      <style:text-properties officeooo:rsid="0194154f"/>
    </style:style>
    <style:style style:name="T171" style:family="text">
      <style:text-properties officeooo:rsid="019adf1f"/>
    </style:style>
    <style:style style:name="T172" style:family="text">
      <style:text-properties officeooo:rsid="019e74cf"/>
    </style:style>
    <style:style style:name="T173" style:family="text">
      <style:text-properties officeooo:rsid="019eb357"/>
    </style:style>
    <style:style style:name="T174" style:family="text">
      <style:text-properties officeooo:rsid="01a6d358"/>
    </style:style>
    <style:style style:name="T175" style:family="text">
      <style:text-properties officeooo:rsid="01a7dd00"/>
    </style:style>
    <style:style style:name="T176" style:family="text">
      <style:text-properties officeooo:rsid="01a99c8d"/>
    </style:style>
    <style:style style:name="T177" style:family="text">
      <style:text-properties officeooo:rsid="01a9a272"/>
    </style:style>
    <style:style style:name="T178" style:family="text">
      <style:text-properties officeooo:rsid="01ab89f0"/>
    </style:style>
    <style:style style:name="T179" style:family="text">
      <style:text-properties officeooo:rsid="01ac5bba"/>
    </style:style>
    <style:style style:name="T180" style:family="text">
      <style:text-properties officeooo:rsid="01ac98a1"/>
    </style:style>
    <style:style style:name="T181" style:family="text">
      <style:text-properties officeooo:rsid="01ae333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3">Protokoll Benotung</text:p>
      <text:p text:style-name="P2">[<text:span text:style-name="T147">Schach</text:span>]</text:p>
      <text:p text:style-name="P1"/>
      <text:p text:style-name="P1">Name: [<text:span text:style-name="T147">Fuchs</text:span>, <text:span text:style-name="T147">Jannis</text:span>]<text:line-break/>Martrikelnummer: [<text:span text:style-name="T147">7756017</text:span>]</text:p>
      <text:p text:style-name="P1"/>
      <text:p text:style-name="P1"/>
      <text:p text:style-name="P4">Abgabedatum: [<text:span text:style-name="T149">04.05.2024</text:span>]</text:p>
      <text:p text:style-name="P40"/>
      <text:p text:style-name="P41"/>
      <text:p text:style-name="P42">Allgemeine Anmerkungen: </text:p>
      <text:list xml:id="list3628610812" text:style-name="L1">
        <text:list-item>
          <text:p text:style-name="P61">Gesamt-Punktzahl: 60P <text:span text:style-name="T98">(</text:span>zum Bestehen mit 4,0 werden 30P benötigt<text:span text:style-name="T98">)</text:span></text:p>
        </text:list-item>
        <text:list-item>
          <text:p text:style-name="P62">die Beispiele sollten wenn möglich vom aktuellen Stand genommen werden</text:p>
          <text:list>
            <text:list-item>
              <text:p text:style-name="P63">finden sich dort keine entsprechenden Beispiele, dürfen auch ältere Commits unter Verweis auf den Commit verwendet werden</text:p>
            </text:list-item>
          </text:list>
        </text:list-item>
        <text:list-item>
          <text:p text:style-name="P64">falls verlangte Negativ-Beispiele nicht vorhanden sind, müssen entsprechend mehr Positiv-Beispiele gebracht werden</text:p>
          <text:list>
            <text:list-item>
              <text:p text:style-name="P71">Achtung: werden im Code entsprechende Negativ-Beispiele gefunden, <text:span text:style-name="T59">gibt es keine Punkte für die zusätzlichen Positiv-Beispiele </text:span><text:span text:style-name="T100">sondern 0,5P Abzug für das fehlende Negativ-Beispiel</text:span></text:p>
              <text:list>
                <text:list-item>
                  <text:p text:style-name="P72">maybe Codeduplikaton</text:p>
                </text:list-item>
              </text:list>
            </text:list-item>
            <text:list-item>
              <text:p text:style-name="P65">Beispiel</text:p>
              <text:list>
                <text:list-item>
                  <text:p text:style-name="P65">“Nennen Sie jeweils eine Klasse, die das SRP einhält bzw. <text:span text:style-name="T86">v</text:span>erletzt.” <text:span text:style-name="T60">(2P)</text:span></text:p>
                  <text:list>
                    <text:list-item>
                      <text:p text:style-name="P65">Antwort: Es gibt keine Klasse, die SRP verletzt, daher hier 2 Klassen, die SRP einhalten: [Klasse 1], [Klasse 2]</text:p>
                    </text:list-item>
                    <text:list-item>
                      <text:p text:style-name="P66">Bewertung: falls im Code tatsächlich keine Klasse das SRP verletzt: 2P <text:s/>ODER falls im Code mind. eine Klasse SRP verletzt: <text:span text:style-name="T126">0,5</text:span>P</text:p>
                    </text:list-item>
                  </text:list>
                </text:list-item>
              </text:list>
            </text:list-item>
          </text:list>
        </text:list-item>
        <text:list-item>
          <text:p text:style-name="P67">verlangte Positiv-Beispiele müssen gebracht werden – <text:span text:style-name="T115">im Zweifel müssen sie extra </text:span><text:span text:style-name="T127">(und sinnvoll)</text:span><text:span text:style-name="T115"> für die Lösung der Aufgabe implementiert werden</text:span></text:p>
        </text:list-item>
        <text:list-item>
          <text:p text:style-name="P68">die Aufgaben sind von vorne herein bekannt und müssen wie gefordert gelöst werden – <text:span text:style-name="T114">z.B. ist es k</text:span>eine Lösung, dass es das nicht im Code gibt </text:p>
          <text:list>
            <text:list-item>
              <text:p text:style-name="P68">Beispiel 1</text:p>
              <text:list>
                <text:list-item>
                  <text:p text:style-name="P68">Aufgabe: <text:span text:style-name="T103"><text:s/></text:span><text:span text:style-name="T104">Analyse und Begründung des Einsatzes von 2 </text:span><text:span text:style-name="T105">Fake/Mock-Objekten</text:span></text:p>
                </text:list-item>
                <text:list-item>
                  <text:p text:style-name="P73"><text:span text:style-name="T53">A</text:span>ntwort: Es wurden keine Fake/Mock-Objekte gebraucht.</text:p>
                </text:list-item>
                <text:list-item>
                  <text:p text:style-name="P73">Punkte: 0<text:span text:style-name="T113">P</text:span></text:p>
                </text:list-item>
              </text:list>
            </text:list-item>
            <text:list-item>
              <text:p text:style-name="P73">Beispiel 2</text:p>
              <text:list>
                <text:list-item>
                  <text:p text:style-name="P73">Aufgabe: <text:s/><text:span text:style-name="T112">UML, Beschreibung und Begründung des Einsatzes eines Repositories</text:span></text:p>
                </text:list-item>
                <text:list-item>
                  <text:p text:style-name="P73">Antwort: Die Applikation enthält kein Repository, <text:span text:style-name="T128">weil XYZ.</text:span></text:p>
                </text:list-item>
                <text:list-item>
                  <text:p text:style-name="P73">Punkte</text:p>
                  <text:list>
                    <text:list-item>
                      <text:p text:style-name="P73">falls (was quasi nie vorkommt) die Fachlichkeit tatsächlich kein Repository hergibt: volle Punktzahl</text:p>
                    </text:list-item>
                    <text:list-item>
                      <text:p text:style-name="P73">falls die Fachlichkeit in irgendeiner Form ein Repository hergibt (auch wenn es nicht implementiert wurde): 0P</text:p>
                    </text:list-item>
                  </text:list>
                </text:list-item>
              </text:list>
            </text:list-item>
          </text:list>
        </text:list-item>
        <text:list-item>
          <text:p text:style-name="P69"><text:span text:style-name="T103">bei </text:span><text:span text:style-name="T106">A</text:span><text:span text:style-name="T103">ufgaben, die Klasse(n) oder Code-Beispiel(e) fordern, m</text:span><text:span text:style-name="T108">üs</text:span><text:span text:style-name="T103">s</text:span><text:span text:style-name="T108">en</text:span><text:span text:style-name="T103"> in der mündlichen Vorstellung die entsprechenden Code-Stellen gezeigt werden (in der IDE oder auf einer Folie – </text:span><text:span text:style-name="T109">in jedem Fall mit Syntax-Highlighting</text:span><text:span text:style-name="T103">)</text:span></text:p>
        </text:list-item>
        <text:list-item>
          <text:p text:style-name="P70"><text:span text:style-name="T103">bei Aufgaben, die UML fordern, muss in der mündlichen Vorstellung das UML gezeigt werden </text:span><text:span text:style-name="T107">(auf einer Folie oder (schnell und mit korrekter Syntax) an der Tafel/Whiteboard)</text:span></text:p>
        </text:list-item>
      </text:list>
      <text:h text:style-name="P52" text:outline-level="1" text:is-list-header="true"><text:soft-page-break/><text:span text:style-name="T6">Einführung</text:span> <text:s/><text:span text:style-name="T1">(</text:span><text:span text:style-name="T81">4</text:span><text:span text:style-name="T1">P)</text:span></text:h>
      <text:h text:style-name="Heading_20_3" text:outline-level="3">Übersicht über die Applikation (1P)</text:h>
      <text:p text:style-name="P17"><text:span text:style-name="T1">[Was macht die Applikation? Wie funktioniert sie? Welches Problem löst sie/welchen Zweck hat sie?</text:span><text:span text:style-name="T81">]</text:span></text:p>
      <text:p text:style-name="P18">Schachspiel :</text:p>
      <text:list xml:id="list1930791471" text:style-name="L2">
        <text:list-item>
          <text:p text:style-name="P75">beliebige Startposition in FEN-Notation → mögliches Durchgehen aller möglichen Postionen</text:p>
        </text:list-item>
        <text:list-item>
          <text:p text:style-name="P75">Eingabe von Zügen mittels algebraischer Notation, da Eingabe nur über Konsole</text:p>
        </text:list-item>
      </text:list>
      <text:h text:style-name="Heading_20_3" text:outline-level="3"><text:span text:style-name="T90">Starten der </text:span><text:span text:style-name="T91">Applikation</text:span> (1P)</text:h>
      <text:p text:style-name="P44"><text:span text:style-name="T137">[</text:span><text:span text:style-name="T138">Wie startet man </text:span><text:span text:style-name="T137">die Applikation</text:span><text:span text:style-name="T138">? </text:span><text:span text:style-name="T137">Was für Voraussetzungen werden benötigt? </text:span><text:span text:style-name="T139">Demonstration des Vorgangs und 1 – 2 Usecases zeigen</text:span><text:span text:style-name="T140">]</text:span></text:p>
      <text:p text:style-name="P18">source-code : </text:p>
      <text:list xml:id="list1447366727" text:style-name="L3">
        <text:list-item>
          <text:p text:style-name="P76">gradle run,</text:p>
        </text:list-item>
        <text:list-item>
          <text:p text:style-name="P76">voraussetzung : Gradle java</text:p>
        </text:list-item>
      </text:list>
      <text:p text:style-name="P18">Jar-File </text:p>
      <text:list xml:id="list3519146413" text:style-name="L4">
        <text:list-item>
          <text:p text:style-name="P77">java -jar</text:p>
        </text:list-item>
      </text:list>
      <text:list xml:id="list190720159209344" text:continue-list="list1447366727" text:style-name="L3">
        <text:list-item>
          <text:p text:style-name="P76">voraussetzung JRE</text:p>
        </text:list-item>
      </text:list>
      <text:p text:style-name="P18">Use-Cases :</text:p>
      <text:list xml:id="list3974578182" text:style-name="L5">
        <text:list-item>
          <text:p text:style-name="P78">Startposition (Spiel mit Stockfish vorbereiten)</text:p>
        </text:list-item>
        <text:list-item>
          <text:p text:style-name="P78">Puzzle</text:p>
        </text:list-item>
      </text:list>
      <text:h text:style-name="Heading_20_3" text:outline-level="3">Technischer Überblick (2P)</text:h>
      <text:p text:style-name="P15">[Nennung und Erläuterung der Technologien (z.B. Java, MySQL, …), jeweils Begründung für den Einsatz der Technologien]</text:p>
      <text:list xml:id="list3193162351" text:style-name="L6">
        <text:list-item>
          <text:p text:style-name="P79">Java:</text:p>
          <text:list>
            <text:list-item>
              <text:p text:style-name="P79">bekannt</text:p>
            </text:list-item>
            <text:list-item>
              <text:p text:style-name="P79">portabel</text:p>
            </text:list-item>
            <text:list-item>
              <text:p text:style-name="P79">Schach lässt sich gut mit Objektorientierung modellieren</text:p>
            </text:list-item>
          </text:list>
        </text:list-item>
      </text:list>
      <text:p text:style-name="P15"/>
      <text:h text:style-name="Heading_20_1" text:outline-level="1"><text:soft-page-break/><text:span text:style-name="T7">Architektur</text:span><text:span text:style-name="T2"> </text:span><text:span text:style-name="T3">(</text:span><text:span text:style-name="T5">8</text:span><text:span text:style-name="T3">P)</text:span></text:h>
      <text:h text:style-name="Heading_20_3" text:outline-level="3"><text:span text:style-name="T172">Gewählte Architektur</text:span>? (<text:span text:style-name="T172">4</text:span>P)</text:h>
      <text:p text:style-name="P90">Clean-Architecture : </text:p>
      <text:p text:style-name="P90">UML-Klassendiagramm</text:p>
      <text:p text:style-name="P90">Domain-Code : Move, <text:span text:style-name="T173">Field</text:span><text:span text:style-name="T177">, Board</text:span><text:span text:style-name="T178">, Checkhandler</text:span><text:span text:style-name="T173"> </text:span><text:span text:style-name="T174">sind nur abhängig von einander bzw. </text:span><text:span text:style-name="T176">v</text:span><text:span text:style-name="T174">on den Interfaces I</text:span><text:span text:style-name="T176">P</text:span><text:span text:style-name="T174">iece und I</text:span><text:span text:style-name="T175">B</text:span><text:span text:style-name="T174">oard</text:span><text:span text:style-name="T176">. Sie bilden die grundsätzlichen Regeln des Spiels ab.</text:span></text:p>
      <text:p text:style-name="P91">Application-Code : Game<text:span text:style-name="T178"> Kümmert sich um den </text:span><text:span text:style-name="T177"><text:s/></text:span><text:span text:style-name="T179">Ablauf des Spiels. Es ist abhängig von einer konkreten Implementation des Boards.</text:span><text:span text:style-name="T180"> Es kümmert sich darum, dass der Domain-Code die Informationen erhält, welcher Zug gerade gemacht werden soll. Außerdem vermittelt es den aktuellen Stand des Bretts an die Visualisierung</text:span></text:p>
      <text:p text:style-name="P94">Adapters: Player, Er liest den Zug als String von einem Scanner aus und wandelt ihn in die Move-Klasse um. </text:p>
      <text:p text:style-name="P93">Plugins : Logger und Visualisierung. Sie haben an und für sich nichts mit der Funktionsweise von Schach zu tun. Die Visualisierungsklasse muss nur wissen, wie sie das Brett darstellen soll. Dafür ist sie von dem Domain-Code abhängig.<text:span text:style-name="T181"> </text:span></text:p>
      <text:p text:style-name="P94">An Fremdcode ist der Scanner noch ein Plugin. Mit ihm kann ein String aus einer nahezu beliebigen Quelle als Eingabe für den Player verwendet werden.</text:p>
      <text:p text:style-name="P92"/>
      <text:h text:style-name="Heading_20_3" text:outline-level="3">Analyse <text:span text:style-name="T14">der Dependency Rule (</text:span><text:span text:style-name="T92">3</text:span><text:span text:style-name="T14">P)</text:span></text:h>
      <text:p text:style-name="P16">[1 Klasse, die die Dependency Rule <text:span text:style-name="T122">der Clean Architecture </text:span>einhält <text:span text:style-name="T15">und </text:span><text:span text:style-name="T86">1</text:span><text:span text:style-name="T15"> Klasse, die die Dependency Rule verletzt; </text:span><text:span text:style-name="T16">Analyse der Abhängigkeiten </text:span><text:span text:style-name="T18">in beide Richtungen (d.h., von wem hängt die Klasse ab und wer hängt von der Klasse ab)</text:span><text:span text:style-name="T16"> </text:span><text:span text:style-name="T17">in Bezug auf die Dependency Rule</text:span>]</text:p>
      <text:h text:style-name="Heading_20_4" text:outline-level="4">Positiv-Beispiel: Dependency Rule</text:h>
      <text:p text:style-name="P111">Move ist nur abhängig von Ipiece und F<text:span text:style-name="T171">ield</text:span></text:p>
      <text:h text:style-name="Heading_20_4" text:outline-level="4">Negativ-Beispiel: Dependency Rule</text:h>
      <text:p text:style-name="P43">Game ist direkt abhängig von der Visualisierung</text:p>
      <text:h text:style-name="Heading_20_1" text:outline-level="1"><text:span text:style-name="T19">SOLID</text:span> <text:span text:style-name="T19">(</text:span><text:span text:style-name="T63">8</text:span><text:span text:style-name="T19">P)</text:span></text:h>
      <text:h text:style-name="Heading_20_3" text:outline-level="3">Analyse <text:span text:style-name="T9">SRP</text:span> (<text:span text:style-name="T68">3</text:span>P)</text:h>
      <text:p text:style-name="P6">[jeweils ein<text:span text:style-name="T22">e Klasse als</text:span> positives und negatives Beispiel für SRP<text:span text:style-name="T21">; <text:s/></text:span><text:span text:style-name="T22">jeweils</text:span><text:span text:style-name="T23"> Beschreibung der Aufgabe </text:span><text:span text:style-name="T65">bzw. der Aufgaben und </text:span><text:span text:style-name="T66">möglicher </text:span><text:span text:style-name="T65">Lösungsweg </text:span><text:span text:style-name="T67">des Negativ-Beispiels</text:span>]</text:p>
      <text:h text:style-name="Heading_20_4" text:outline-level="4"><text:soft-page-break/>Positiv-Beispiel</text:h>
      <text:p text:style-name="P100">Die Piece-Factory kümmert sich nur <text:s/>um das Erzeugen von Pieces auf zwei verschiedene Wege.</text:p>
      <text:h text:style-name="Heading_20_4" text:outline-level="4">Negativ-Beispiel</text:h>
      <text:p text:style-name="P46">Die Klasse Checkhandler behandelt auch die verschiedenen Arten von Unentschieden wie Patt und Zugwiederholungen. <text:span text:style-name="T160">Generell ist die Checkhandler-Klasse sehr starr und erfüllt auch die anderen Prinzipien nicht. </text:span><text:span text:style-name="T161">Eine Alternative wäre ein Interface Gamedecision, was auf die verschiedenen Spielausgänge prüft wie Won by checkmate, und draw. Das könnte dann erweitert werden auf Spielmodi. Beispielsweise, dass man über die Zeit gewinnen kann.</text:span></text:p>
      <text:h text:style-name="Heading_20_3" text:outline-level="3">Analyse OCP (<text:span text:style-name="T64">3</text:span>P)</text:h>
      <text:p text:style-name="P7">[<text:span text:style-name="T62">j</text:span>eweils ein<text:span text:style-name="T22">e Klasse als</text:span> positives und negatives Beispiel für <text:span text:style-name="T26">OCP</text:span><text:span text:style-name="T21">; <text:s/></text:span><text:span text:style-name="T22">jeweils UML </text:span><text:span text:style-name="T23">und Analyse mit Begründung, warum das OCP erfüllt/nicht erfüllt wurde – </text:span><text:span text:style-name="T24">falls erfüllt: warum hier sinnvoll/</text:span><text:span text:style-name="T25">welches Problem gab es</text:span><text:span text:style-name="T24">? Falls nicht erfüllt: wie könnte man es lösen?</text:span>]</text:p>
      <text:h text:style-name="P58" text:outline-level="4">Positiv-Beispiel</text:h>
      <text:p text:style-name="P95">Die Pieces folgen dem OCP. Es können immer weitere hinzugefügt werden ohne, dass Änderungen an Klassen außer der Factory und dem enum vorgenommen werden müssen.</text:p>
      <text:p text:style-name="P47"/>
      <text:h text:style-name="P60" text:outline-level="4"><text:span text:style-name="T110">Negativ-Beispiel</text:span></text:h>
      <text:p text:style-name="P96"><text:span text:style-name="T111">C</text:span><text:span text:style-name="T110">heckhandler und Board sind ziemlich genau aufeinander zugeschnitten. Es gibt beispielsweise die Methode getKingField() bei dem der Checkhandler das Board fragen kann wo sich der König befindet.</text:span></text:p>
      <text:p text:style-name="P97"><text:span text:style-name="T110">Wenn ich beispielsweise den Spielmodus “Horde” implementieren wollte bei dem eine Seite wirklich nur Bauern hat, würde das Programm abstürzen.</text:span></text:p>
      <text:p text:style-name="P38"/>
      <text:h text:style-name="Heading_20_3" text:outline-level="3">Analyse <text:span text:style-name="T63">[</text:span>LSP/ISP/DIP<text:span text:style-name="T63">]</text:span> (2P)</text:h>
      <text:p text:style-name="P8">[<text:span text:style-name="T61">j</text:span><text:span text:style-name="T20">eweils ein</text:span><text:span text:style-name="T22">e Klasse als</text:span><text:span text:style-name="T20"> positives und negatives Beispiel für </text:span>entweder LSP <text:span text:style-name="T82">oder</text:span> ISP <text:span text:style-name="T82">oder</text:span> DI<text:span text:style-name="T87">P</text:span><text:span text:style-name="T21">; <text:s/></text:span>jeweils UML und Begründung, warum hier<text:span text:style-name="T27"> </text:span>das Prinzip erfüllt/nicht erfüllt <text:span text:style-name="T27">wird; </text:span><text:span text:style-name="T88">beim Negativ-Beispiel </text:span><text:span text:style-name="T130">mögliche Lösung</text:span>]</text:p>
      <text:p text:style-name="P9">[Anm.: es darf nur ein Prinzip ausgewählt werden; es darf NICHT z.B. ein positives Beispiel für LSP und ein negatives Beispiel für ISP genommen werden]</text:p>
      <text:h text:style-name="Heading_20_4" text:outline-level="4">Positiv-Beispiel<text:span text:style-name="T163">(LSP)</text:span></text:h>
      <text:p text:style-name="P98">Board bzw. Mockboard könnte einfach so an jeder Stelle ausgetauscht werden. <text:span text:style-name="T162">Dadurch fällt es sehr leicht einfache Situationen zu testen.</text:span></text:p>
      <text:h text:style-name="Heading_20_4" text:outline-level="4"><text:soft-page-break/>Negativ-Beispiel</text:h>
      <text:p text:style-name="P99">In der Move-Klasse wird der Pawn besonders behandelt. Wenn kein Buchstabe angegeben ist, wird <text:span text:style-name="T158">direkt das enum gesetzt</text:span>. Die Behandlung von dem Null-Wert könnte <text:span text:style-name="T159">an das enum ausgelagert werden</text:span>.</text:p>
      <text:p text:style-name="Text_20_body"/>
      <text:h text:style-name="Heading_20_1" text:outline-level="1">Weitere Prinzipien (<text:span text:style-name="T69">8</text:span>P)</text:h>
      <text:h text:style-name="P53" text:outline-level="3">Analyse GRASP: <text:span text:style-name="T28">Geringe </text:span>Kopplung (<text:span text:style-name="T117">3</text:span>P)<text:span text:style-name="T93"> <text:s/></text:span><text:span text:style-name="T99"><text:s text:c="2"/></text:span></text:h>
      <text:p text:style-name="P11">[<text:span text:style-name="T28">eine </text:span><text:span text:style-name="T89">bis jetzt noch nicht behandelte</text:span><text:span text:style-name="T28"> Klasse als positives Beispiel geringer Kopplung; Aufgabenbeschreibung </text:span><text:span text:style-name="T84">der Klasse</text:span><text:span text:style-name="T28"> und Begründung, </text:span><text:span text:style-name="T84">warum hier eine </text:span><text:span text:style-name="T28">geringe Kopplung </text:span><text:span text:style-name="T84">vorliegt; </text:span><text:span text:style-name="T123">es müssen auch die Aufrufer/Nutzer der Klasse berücksichtigt werden</text:span>]</text:p>
      <text:p text:style-name="P74">Der LogHandler. Es ist einfach noch mehr Arten von Logging zu erzeugen. Er ist letztenendes nur abhängig von dem Interface Ilogger. Die Aufrufer, des Loghandlers müssen nur das gewünschte Log-level und die Nachricht angeben. Es eignet sich sogar um das Spiel selbst darzustellen.</text:p>
      <text:h text:style-name="P54" text:outline-level="3">Analyse GRASP: <text:span text:style-name="T11">[Polymorphismus/Pure Fabrication]</text:span> (<text:span text:style-name="T119">3</text:span>P) <text:s/></text:h>
      <text:p text:style-name="P10">[<text:span text:style-name="T28">eine Klasse als positives Beispiel </text:span><text:span text:style-name="T118">entweder von Polymorphismus oder von Pure Fabrication;</text:span><text:span text:style-name="T45"> Begründung, </text:span><text:span text:style-name="T120">warum es hier zum Einsatz kommt</text:span>]</text:p>
      <text:p text:style-name="P89">Polymorphismus</text:p>
      <text:p text:style-name="P10"/>
      <text:h text:style-name="P55" text:outline-level="3"><text:span text:style-name="T10">DRY</text:span> (<text:span text:style-name="T119">2</text:span>P)</text:h>
      <text:p text:style-name="P81">[<text:span text:style-name="T46">ein Commit </text:span><text:span text:style-name="T131">zeigen</text:span><text:span text:style-name="T46">, bei dem duplizierter Code/duplizierte Logik aufgelöst wurde; </text:span><text:span text:style-name="T72">begründen</text:span><text:span text:style-name="T70"> </text:span><text:span text:style-name="T71">und Auswirkung </text:span><text:span text:style-name="T132">erläutern</text:span>]</text:p>
      <text:p text:style-name="P81">Commit 0eb0579</text:p>
      <text:p text:style-name="P82">nicht mehr jedes <text:span text:style-name="T164">Piece </text:span><text:span text:style-name="T165">berechnet selbst, ob es ein Feld erreichen kann.</text:span></text:p>
      <text:p text:style-name="P83">Stattdessen gibt es in der Klasse Feld Methoden um von einem Feld zum anderen über Diagonale, Reihe oder Spalte zu kommen. <text:span text:style-name="T166">Dadurch wird die Implementierung von der Dame einfacher.</text:span></text:p>
      <text:p text:style-name="P84">Es ist außerdem nicht die Aufgabe der einzelnen Figuren zu schauen, ob ein Feld von einem anderen Feld erreichbar ist. Das kann auch das Feld selbst.</text:p>
      <text:h text:style-name="Heading_20_1" text:outline-level="1"><text:span text:style-name="T4">Unit Tests</text:span> (<text:span text:style-name="T73">8</text:span>P)</text:h>
      <text:h text:style-name="Heading_20_3" text:outline-level="3">10 Unit Tests (<text:span text:style-name="T73">2</text:span>P)</text:h>
      <text:p text:style-name="P101"><text:span text:style-name="T133">[</text:span><text:span text:style-name="T134">Zeigen</text:span><text:span text:style-name="T135"> von 10 Unit-Tests und Beschreibung, was getestet wird</text:span><text:span text:style-name="T133">]</text:span></text:p>
      <text:p text:style-name="P102">capture Test bei Pawn. </text:p>
      <text:h text:style-name="Heading_20_3" text:outline-level="3"><text:soft-page-break/>ATRIP: <text:span text:style-name="T47">Automatic</text:span> (<text:span text:style-name="T48">1</text:span>P)</text:h>
      <text:p text:style-name="P48"><text:span text:style-name="T136">[</text:span><text:span text:style-name="T141">Begründung/Erläuterung, wie ‘Automatic’ realisiert wurde]</text:span></text:p>
      <text:p text:style-name="P49"><text:span text:style-name="T141">J</text:span><text:span text:style-name="T136">unit für die Tests verwendet</text:span></text:p>
      <text:h text:style-name="Heading_20_3" text:outline-level="3">ATRIP: Thorough (<text:span text:style-name="T75">1</text:span>P)</text:h>
      <text:p text:style-name="P19">[Code Coverage <text:span text:style-name="T50">im Projekt </text:span>analysieren und begründen]</text:p>
      <text:p text:style-name="P20">Insgesamt 81% line coverage</text:p>
      <text:p text:style-name="P20">Das wurde erreicht durch einen End-To-End-Test der ein komplettes Spiel zwischen Stockfish und mir <text:span text:style-name="T150">dargestellt</text:span> hat.</text:p>
      <text:h text:style-name="Heading_20_3" text:outline-level="3">ATRIP: P<text:span text:style-name="T49">rofessional</text:span> (1P)</text:h>
      <text:p text:style-name="P21">[<text:span text:style-name="T51">1</text:span><text:span text:style-name="T49"> positv</text:span><text:span text:style-name="T85">es</text:span><text:span text:style-name="T49"> Beispiel zu ‘Professional’; </text:span><text:span text:style-name="T74">Code-Beispiel</text:span><text:span text:style-name="T49">, Analyse und Begründung, was professionell </text:span><text:span text:style-name="T116">ist</text:span>]</text:p>
      <text:p text:style-name="P85">Die Klasse PawnTest enthält professionellen Testcode. </text:p>
      <text:p text:style-name="P85">Leicht verständlich, da nur die entsprechende Situation aufgebaut wird.</text:p>
      <text:p text:style-name="P86">Es testet alle wichtigen Situationen in denen sich ein Pawn befinden kann unabhängig von dem Rest des Boards</text:p>
      <text:p text:style-name="P86">Dies wird über ein Mock realisiert.</text:p>
      <text:p text:style-name="P87">Verwendung von Arrage Act Assert. Erst wird immer das Feld aufgebaut, dann die Methode ausgeführt, dann überprüft ob das Ergebnis korrekt ist.</text:p>
      <text:h text:style-name="Heading_20_3" text:outline-level="3">Fake<text:span text:style-name="T52">s</text:span> und Mocks (<text:span text:style-name="T73">3</text:span>P)</text:h>
      <text:p text:style-name="P22">[Analyse und Begründung des Einsatzes von 2 <text:span text:style-name="T53">Fake/Mock-Objekten </text:span><text:span text:style-name="T94">(</text:span><text:span text:style-name="T95">die Fake/Mocks </text:span><text:span text:style-name="T101">sind </text:span><text:span text:style-name="T83">ohne</text:span><text:span text:style-name="T94"> Dritthersteller-Bibliothek/Framework </text:span><text:span text:style-name="T102">zu </text:span><text:span text:style-name="T95">impl</text:span><text:span text:style-name="T96">ementieren</text:span><text:span text:style-name="T94">)</text:span><text:span text:style-name="T53">; </text:span><text:span text:style-name="T142">Zeigen der Implementierung und Nutzung</text:span>]</text:p>
      <text:p text:style-name="P23">Mock-Board. Damit kann ein Board als Map von Piece und Field definiert werden. Dann braucht man keine FEN-Notation die man nicht so einfach lesen kann. Das funktioniert natürlich nur bei einfachen Positionen</text:p>
      <text:p text:style-name="P33"/>
      <text:h text:style-name="Heading_20_1" text:outline-level="1"><text:span text:style-name="T54">Domain Driven Design (</text:span><text:span text:style-name="T80">8</text:span><text:span text:style-name="T54">P)</text:span></text:h>
      <text:h text:style-name="Heading_20_3" text:outline-level="3">Ubiquitous Language (<text:span text:style-name="T54">2</text:span>P)</text:h>
      <text:p text:style-name="P25">[4 Beispiele für die Ubiquitous Language; jeweils Bezeichung, Bedeutung und kurze Begründung, warum es zur Ubiquitous Language gehört]</text:p>
      <text:p text:style-name="P26">Board : Spielbrett auf dem die Schachfiguren sind.</text:p>
      <text:p text:style-name="P27">Pieces: Figuren</text:p>
      <text:p text:style-name="P27"><text:soft-page-break/>Field: Feld bestehend aus x und y Koordinate. Umwandlung von Buchstabe zu Zahl notwendig.</text:p>
      <text:p text:style-name="P88">Move: Ein Zug. Er repräsentiert, Farbe, Figur, Start und Zielfeld, und besondere Eigenschaften wie Schach, Schachmatt oder Schlagen.</text:p>
      <text:h text:style-name="Heading_20_3" text:outline-level="3">Repositories (1,<text:span text:style-name="T76">5</text:span>P)</text:h>
      <text:p text:style-name="P12">[Beschreibung und Begründung des Einsatzes eines Repositories; falls kein Repository vorhanden: ausführliche Begründung, warum es keines geben kann/<text:span text:style-name="T55">hier nicht sinnvoll ist – </text:span><text:span text:style-name="T121">NICHT, warum es nicht implementiert wurde; </text:span><text:span text:style-name="T143">Zeigen der Implementierung</text:span>]</text:p>
      <text:p text:style-name="P24">Das Board ist ein Repository. Es hält alle Pieces und ihre Positione<text:span text:style-name="T153">n</text:span>. <text:span text:style-name="T154">Es führt auch die Züge letzten Endes aus</text:span></text:p>
      <text:h text:style-name="Heading_20_3" text:outline-level="3">Aggregates (1,<text:span text:style-name="T76">5</text:span>P)</text:h>
      <text:p text:style-name="P13">[Beschreibung und Begründung des Einsatzes eines <text:span text:style-name="T55">Aggregates</text:span>; falls kein <text:span text:style-name="T55">Aggregate</text:span> vorhanden: ausführliche Begründung, warum es keines geben kann/<text:span text:style-name="T55">hier nicht sinnvoll ist– </text:span><text:span text:style-name="T121">NICHT, warum es nicht implementiert wurde; </text:span><text:span text:style-name="T143">Zeigen der Implementierung</text:span>]</text:p>
      <text:p text:style-name="P28">Es gibt keine so richtig zusammengehörigen Dinge. Sowohl Board als auch Move <text:span text:style-name="T155">benötigen alle relevanten</text:span> Entities. Und ein Zug ist ziemlich unabhängig von dem allgemeinen Stand des Boards und das Board ist komplett unabhängig von einzelnen Zügen. </text:p>
      <text:h text:style-name="Heading_20_3" text:outline-level="3">Entities (1,<text:span text:style-name="T76">5</text:span>P)</text:h>
      <text:p text:style-name="P13">[Beschreibung und Begründung des Einsatzes eine<text:span text:style-name="T55">r Entity</text:span>; falls kein<text:span text:style-name="T55">e Entity</text:span> vorhanden: ausführliche Begründung, warum es keine geben kann/<text:span text:style-name="T55">hier nicht sinnvoll ist– </text:span><text:span text:style-name="T121">NICHT, warum es nicht implementiert wurde; </text:span><text:span text:style-name="T143">Zeigen der Implementierung</text:span>]</text:p>
      <text:p text:style-name="P29">Das Board ist eine Entity. <text:span text:style-name="T156">Es ändert seinen Zustand im Verlauf des Spiels bleib aber an und für sich das gleiche.</text:span></text:p>
      <text:h text:style-name="Heading_20_3" text:outline-level="3">Value Objects (1,<text:span text:style-name="T76">5</text:span>P)</text:h>
      <text:p text:style-name="P13">[Beschreibung und Begründung des Einsatzes eines <text:span text:style-name="T55">Value Objects</text:span>; falls kein <text:span text:style-name="T55">Value Object</text:span> vorhanden: ausführliche Begründung, warum es keines geben kann/<text:span text:style-name="T55">hier nicht sinnvoll ist– </text:span><text:span text:style-name="T121">NICHT, warum es nicht implementiert wurde; </text:span><text:span text:style-name="T143">Zeigen der Implementierung</text:span>]</text:p>
      <text:p text:style-name="P30">Ein Move hält nur die Informationen, die ein bestimmter Zug hat. Die Notation ist auch im echten Schach zustandslos. Als zusätzliche Information hat die Implementierung noch di<text:span text:style-name="T157">e Farbe des Spielers, der gerade zieht aber dies wird bei Erzeugung von außen dazugegeben.</text:span></text:p>
      <text:p text:style-name="P34"/>
      <text:h text:style-name="Heading_20_1" text:outline-level="1"><text:soft-page-break/><text:span text:style-name="T55">Refactoring (</text:span><text:span text:style-name="T77">8</text:span><text:span text:style-name="T55">P)</text:span></text:h>
      <text:h text:style-name="Heading_20_3" text:outline-level="3">Code Smells (2P)</text:h>
      <text:p text:style-name="P31"><text:span text:style-name="T29">[jeweils </text:span><text:span text:style-name="T30">1 Code-Beispiel zu 2 </text:span><text:span text:style-name="T37">unterschiedlichen </text:span><text:span text:style-name="T30">Code Smells </text:span><text:span text:style-name="T39">(die benannt werden müssen)</text:span><text:span text:style-name="T30"> aus der Vorlesung; jeweils Code-</text:span><text:span text:style-name="T35">Beispiel </text:span><text:span text:style-name="T40">zeigen</text:span><text:span text:style-name="T30"> und einen möglichen Lösungsweg </text:span><text:span text:style-name="T31">bzw. den genommen Lösungsweg </text:span><text:span text:style-name="T40">zeigen</text:span><text:span text:style-name="T30">]</text:span></text:p>
      <text:h text:style-name="Heading_20_4" text:outline-level="4">[CODE SMELL 1]</text:h>
      <text:p text:style-name="P103">Long method</text:p>
      <text:p text:style-name="P104">Früher war calculateStartfield() sehr lang, weil da die Felder generiert wurden und auch jeder Algorithmus, um die möglichen Felder zu reduzieren. Die Algorithmen wurden in eigene Methoden/andere Klassen ausgelagert und in calculateStartField() werden sie nur noch nacheinander aufgerufen.</text:p>
      <text:p text:style-name="Text_20_body"/>
      <text:h text:style-name="P59" text:outline-level="4"><text:span text:style-name="T97">[CODE SMELL </text:span>2<text:span text:style-name="T97">]</text:span></text:h>
      <text:p text:style-name="P105"><text:span text:style-name="T41">D</text:span><text:span text:style-name="T29">uplicated code</text:span></text:p>
      <text:p text:style-name="P105"><text:span text:style-name="T29">isAbleToAttack() ist bei Bishop, Queen und Rook gleich. Methode muss beim Piece liegen, weil es Besonderheiten von Pawn, King und Knight gibt. </text:span><text:span text:style-name="T42">Mögliche Lösung: Jedes Piece prüft auf eigene Art und Weise, wie es zu einem bestimmten Feld kommt. Bei King, Knight und Pawn steckt sie nur in anderen Methoden verstreut. Das könnte verallgemeinert werden.</text:span></text:p>
      <text:p text:style-name="P35"/>
      <text:h text:style-name="P56" text:outline-level="3"><text:span text:style-name="T57">2 </text:span><text:span text:style-name="T56">R</text:span>efactorings <text:span text:style-name="T57">(</text:span><text:span text:style-name="T77">6</text:span><text:span text:style-name="T57">P)</text:span></text:h>
      <text:p text:style-name="P14">[2 unterschiedliche Refactorings aus der Vorlesung <text:span text:style-name="T125">jeweils </text:span><text:span text:style-name="T124">benennen, </text:span>anwenden, begründen, sowie UML vorher/nachher liefern; <text:span text:style-name="T144">die Commits zeigen</text:span>]</text:p>
      <text:p text:style-name="P107"><text:span text:style-name="T168">Extract Methods : </text:span>Commit <text:span text:style-name="T167">(simplified classes)</text:span> 8ca5096</text:p>
      <text:p text:style-name="P108">Die Generierung von allen möglichen Feldern hat die Methode sehr lang gemacht.</text:p>
      <text:p text:style-name="P109">Hat weitere Wiederverwendung in der Klasse CheckHandler möglich gemacht.</text:p>
      <text:p text:style-name="P110"><text:bookmark text:name=":R1abab:"/><text:span text:style-name="T169">Extract Class: </text:span><text:span text:style-name="T170">Commit (</text:span>started to implement CheckHandler. I have to do an undo operation<text:span text:style-name="T170">) </text:span>0a0007c</text:p>
      <text:p text:style-name="P106">Extraktion der CheckHandler-Klasse. War davor in GameKlasse und hat sie stark aufgebläht.</text:p>
      <text:h text:style-name="Heading_20_1" text:outline-level="1">Entwurfsmuster (<text:span text:style-name="T78">8</text:span>P)</text:h>
      <text:p text:style-name="P32"><text:span text:style-name="T29">[2 unterschiedliche Entwurfsmuster aus der Vorlesung (oder </text:span><text:span text:style-name="T44">nach</text:span><text:span text:style-name="T43"> Absprache</text:span><text:span text:style-name="T29"> auch andere) </text:span><text:span text:style-name="T33">jeweils </text:span><text:span text:style-name="T38">benennen, </text:span><text:span text:style-name="T36">sinnvoll </text:span><text:span text:style-name="T29">einsetzen, begründen </text:span><text:span text:style-name="T34">und UML-</text:span><text:span text:style-name="T33">Diagramm</text:span><text:span text:style-name="T32">]</text:span></text:p>
      <text:h text:style-name="Heading_20_3" text:outline-level="3"><text:soft-page-break/>Entwurfsmuster: <text:span text:style-name="T58">[</text:span><text:span text:style-name="T148">Factory-Pattern</text:span><text:span text:style-name="T58">]</text:span> (<text:span text:style-name="T79">4</text:span>P)</text:h>
      <text:p text:style-name="P50">Piece Factory erzeugt entweder ein einzelnes Piece oder ein zweidimensionales Array von Pieces was dann ein board repräsentiert. Für das einzelne Piece gibt es als Parameter das entsprechende enum.</text:p>
      <text:p text:style-name="P50">Für das Array erwartet die Factory einenTeil-String in der FEN-Notation. <text:span text:style-name="T151">Dieser umfasst nur den String der das Board repräsentiert und nicht sowas wie aktueller Spieler.</text:span></text:p>
      <text:p text:style-name="P50"/>
      <text:p text:style-name="Text_20_body"/>
      <text:h text:style-name="Heading_20_3" text:outline-level="3">Entwurfsmuster: <text:span text:style-name="T58">[</text:span><text:span text:style-name="T152">Strategy</text:span><text:span text:style-name="T58">] </text:span>(<text:span text:style-name="T79">4</text:span>P)</text:h>
      <text:p text:style-name="P51">Der LogHandler hat als Parameter ein enum. Das sagt ob die eingegangene Nachricht ein Fehler, eine Information, Teil des Spielgeschehens oder nur für Tests bestimmt war.</text:p>
      <text:p text:style-name="P51">Auf Basis dessen sucht sich der Loghandler eine geeignete Strategie zum Loggen raus.</text:p>
      <text:p text:style-name="P39"><text:s/></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7T10:33:49.249286697</meta:creation-date>
    <dc:date>2025-05-04T18:31:05.227012303</dc:date>
    <meta:editing-duration>P1DT15H58M49S</meta:editing-duration>
    <meta:editing-cycles>388</meta:editing-cycles>
    <meta:generator>LibreOffice/7.3.7.2$Linux_X86_64 LibreOffice_project/30$Build-2</meta:generator>
    <meta:document-statistic meta:table-count="0" meta:image-count="0" meta:object-count="0" meta:page-count="10" meta:paragraph-count="166" meta:word-count="2048" meta:character-count="14175" meta:non-whitespace-character-count="12296"/>
  </office:meta>
</office:document-meta>
</file>